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page"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65in" fo:margin-left="0in" table:align="left"/>
    </style:style>
    <style:style style:name="Table13.A" style:family="table-column">
      <style:table-column-properties style:column-width="1.8896in"/>
    </style:style>
    <style:style style:name="Table13.B" style:family="table-column">
      <style:table-column-properties style:column-width="4.806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d9d03"/>
    </style:style>
    <style:style style:name="P2" style:family="paragraph" style:parent-style-name="Text_20_body">
      <style:text-properties officeooo:rsid="00195e50" officeooo:paragraph-rsid="00195e50"/>
    </style:style>
    <style:style style:name="P3" style:family="paragraph" style:parent-style-name="Text_20_body">
      <style:text-properties officeooo:rsid="0018d831" officeooo:paragraph-rsid="0018d831"/>
    </style:style>
    <style:style style:name="P4" style:family="paragraph" style:parent-style-name="Text_20_body">
      <style:text-properties officeooo:rsid="0018d831" officeooo:paragraph-rsid="001d9d03"/>
    </style:style>
    <style:style style:name="P5" style:family="paragraph" style:parent-style-name="Text_20_body">
      <style:text-properties officeooo:rsid="0018d831" officeooo:paragraph-rsid="003039d9"/>
    </style:style>
    <style:style style:name="P6" style:family="paragraph" style:parent-style-name="Text_20_body">
      <style:text-properties officeooo:rsid="0018d831" officeooo:paragraph-rsid="00195e50"/>
    </style:style>
    <style:style style:name="P7" style:family="paragraph" style:parent-style-name="Text_20_body">
      <style:text-properties officeooo:rsid="0018d831" officeooo:paragraph-rsid="0059a5e3"/>
    </style:style>
    <style:style style:name="P8" style:family="paragraph" style:parent-style-name="Text_20_body">
      <style:text-properties officeooo:rsid="0018d831" officeooo:paragraph-rsid="005e7886"/>
    </style:style>
    <style:style style:name="P9" style:family="paragraph" style:parent-style-name="Text_20_body">
      <style:text-properties officeooo:paragraph-rsid="002d0f11"/>
    </style:style>
    <style:style style:name="P10" style:family="paragraph" style:parent-style-name="Text_20_body">
      <style:text-properties officeooo:rsid="003039d9" officeooo:paragraph-rsid="003039d9"/>
    </style:style>
    <style:style style:name="P11" style:family="paragraph" style:parent-style-name="Text_20_body">
      <style:text-properties officeooo:rsid="003039d9" officeooo:paragraph-rsid="005e7886"/>
    </style:style>
    <style:style style:name="P12" style:family="paragraph" style:parent-style-name="Text_20_body">
      <style:text-properties officeooo:rsid="003767d3" officeooo:paragraph-rsid="003767d3"/>
    </style:style>
    <style:style style:name="P13" style:family="paragraph" style:parent-style-name="Text_20_body">
      <style:text-properties officeooo:rsid="002e5d83" officeooo:paragraph-rsid="002e5d83"/>
    </style:style>
    <style:style style:name="P14" style:family="paragraph" style:parent-style-name="Text_20_body">
      <style:text-properties officeooo:rsid="003bb680" officeooo:paragraph-rsid="003bb680"/>
    </style:style>
    <style:style style:name="P15" style:family="paragraph" style:parent-style-name="Text_20_body">
      <style:text-properties officeooo:rsid="0018d831" fo:background-color="#ffff00"/>
    </style:style>
    <style:style style:name="P16" style:family="paragraph" style:parent-style-name="Text_20_body">
      <style:text-properties officeooo:rsid="0018d831" officeooo:paragraph-rsid="001d9d03" fo:background-color="#ffff00"/>
    </style:style>
    <style:style style:name="P17" style:family="paragraph" style:parent-style-name="Text_20_body">
      <style:text-properties officeooo:rsid="001df416" officeooo:paragraph-rsid="001df416" fo:background-color="#ffff00"/>
    </style:style>
    <style:style style:name="P18" style:family="paragraph" style:parent-style-name="Text_20_body">
      <style:text-properties officeooo:rsid="0018d831" officeooo:paragraph-rsid="006009a9" fo:background-color="transparent"/>
    </style:style>
    <style:style style:name="P19" style:family="paragraph" style:parent-style-name="Table_20_Contents">
      <style:text-properties officeooo:paragraph-rsid="001a9632"/>
    </style:style>
    <style:style style:name="P20" style:family="paragraph" style:parent-style-name="Table_20_Contents">
      <style:text-properties officeooo:paragraph-rsid="001bfd3d"/>
    </style:style>
    <style:style style:name="P21" style:family="paragraph" style:parent-style-name="Table_20_Contents">
      <style:text-properties officeooo:paragraph-rsid="001d9d03"/>
    </style:style>
    <style:style style:name="P22" style:family="paragraph" style:parent-style-name="Table_20_Contents">
      <style:text-properties officeooo:paragraph-rsid="001df416"/>
    </style:style>
    <style:style style:name="P23" style:family="paragraph" style:parent-style-name="Table_20_Contents">
      <style:text-properties officeooo:paragraph-rsid="001faabc"/>
    </style:style>
    <style:style style:name="P24" style:family="paragraph" style:parent-style-name="Table_20_Contents">
      <style:text-properties officeooo:paragraph-rsid="0020e91d"/>
    </style:style>
    <style:style style:name="P25" style:family="paragraph" style:parent-style-name="Table_20_Contents">
      <style:text-properties officeooo:rsid="00195e50" officeooo:paragraph-rsid="00195e50"/>
    </style:style>
    <style:style style:name="P26" style:family="paragraph" style:parent-style-name="Table_20_Contents">
      <style:text-properties officeooo:rsid="00195e50" officeooo:paragraph-rsid="001bfd3d"/>
    </style:style>
    <style:style style:name="P27" style:family="paragraph" style:parent-style-name="Table_20_Contents">
      <style:text-properties officeooo:rsid="00195e50" officeooo:paragraph-rsid="001df416"/>
    </style:style>
    <style:style style:name="P28" style:family="paragraph" style:parent-style-name="Table_20_Contents">
      <style:text-properties officeooo:rsid="00195e50" officeooo:paragraph-rsid="001d9d03"/>
    </style:style>
    <style:style style:name="P29" style:family="paragraph" style:parent-style-name="Table_20_Contents">
      <style:text-properties officeooo:rsid="00195e50" officeooo:paragraph-rsid="0022d307"/>
    </style:style>
    <style:style style:name="P30" style:family="paragraph" style:parent-style-name="Table_20_Contents">
      <style:text-properties officeooo:rsid="00195e50" officeooo:paragraph-rsid="0029c1ea"/>
    </style:style>
    <style:style style:name="P31" style:family="paragraph" style:parent-style-name="Table_20_Contents">
      <style:text-properties officeooo:rsid="001a9632" officeooo:paragraph-rsid="001a9632"/>
    </style:style>
    <style:style style:name="P32" style:family="paragraph" style:parent-style-name="Table_20_Contents">
      <style:text-properties officeooo:rsid="001a9632" officeooo:paragraph-rsid="001bfd3d"/>
    </style:style>
    <style:style style:name="P33" style:family="paragraph" style:parent-style-name="Table_20_Contents">
      <style:text-properties officeooo:rsid="001a9632" officeooo:paragraph-rsid="001df416"/>
    </style:style>
    <style:style style:name="P34" style:family="paragraph" style:parent-style-name="Table_20_Contents">
      <style:text-properties officeooo:rsid="0020e91d" officeooo:paragraph-rsid="0020e91d"/>
    </style:style>
    <style:style style:name="P35" style:family="paragraph" style:parent-style-name="Table_20_Contents">
      <style:text-properties officeooo:rsid="001df416" officeooo:paragraph-rsid="001df416"/>
    </style:style>
    <style:style style:name="P36" style:family="paragraph" style:parent-style-name="Table_20_Contents">
      <style:text-properties officeooo:rsid="001d9d03" officeooo:paragraph-rsid="001d9d03"/>
    </style:style>
    <style:style style:name="P37" style:family="paragraph" style:parent-style-name="Table_20_Contents">
      <style:text-properties officeooo:paragraph-rsid="0029c1ea"/>
    </style:style>
    <style:style style:name="P38" style:family="paragraph" style:parent-style-name="Table_20_Contents">
      <style:text-properties officeooo:rsid="0029c1ea" officeooo:paragraph-rsid="0029c1ea"/>
    </style:style>
    <style:style style:name="P39" style:family="paragraph" style:parent-style-name="Table_20_Contents">
      <style:text-properties officeooo:paragraph-rsid="003bb680"/>
    </style:style>
    <style:style style:name="P40" style:family="paragraph" style:parent-style-name="Table_20_Contents">
      <style:text-properties officeooo:rsid="003bb680" officeooo:paragraph-rsid="003bb680"/>
    </style:style>
    <style:style style:name="P41" style:family="paragraph" style:parent-style-name="Table_20_Contents">
      <style:text-properties officeooo:rsid="003039d9" officeooo:paragraph-rsid="003039d9"/>
    </style:style>
    <style:style style:name="P42" style:family="paragraph" style:parent-style-name="Table_20_Contents">
      <style:text-properties officeooo:rsid="0042d580" officeooo:paragraph-rsid="0042d580"/>
    </style:style>
    <style:style style:name="P43" style:family="paragraph" style:parent-style-name="Table_20_Contents">
      <style:text-properties officeooo:rsid="003eec9a" officeooo:paragraph-rsid="003eec9a"/>
    </style:style>
    <style:style style:name="P44" style:family="paragraph" style:parent-style-name="Table_20_Contents">
      <style:text-properties officeooo:rsid="003446b7" officeooo:paragraph-rsid="003446b7"/>
    </style:style>
    <style:style style:name="P45" style:family="paragraph" style:parent-style-name="Table_20_Contents">
      <style:text-properties officeooo:rsid="003d67b7" officeooo:paragraph-rsid="003d67b7"/>
    </style:style>
    <style:style style:name="P46" style:family="paragraph" style:parent-style-name="Table_20_Contents">
      <style:text-properties officeooo:rsid="0022d307" officeooo:paragraph-rsid="0044dd01"/>
    </style:style>
    <style:style style:name="P47" style:family="paragraph" style:parent-style-name="Table_20_Contents">
      <style:text-properties officeooo:paragraph-rsid="00490537"/>
    </style:style>
    <style:style style:name="P48" style:family="paragraph" style:parent-style-name="Table_20_Contents">
      <style:text-properties officeooo:paragraph-rsid="004e7f6c"/>
    </style:style>
    <style:style style:name="P49" style:family="paragraph" style:parent-style-name="Standard">
      <style:text-properties officeooo:rsid="0018d831" officeooo:paragraph-rsid="0029c1ea"/>
    </style:style>
    <style:style style:name="P50" style:family="paragraph" style:parent-style-name="Standard">
      <style:text-properties officeooo:rsid="0018d831" officeooo:paragraph-rsid="0022d307"/>
    </style:style>
    <style:style style:name="P51" style:family="paragraph" style:parent-style-name="Standard">
      <style:text-properties officeooo:paragraph-rsid="0022d307"/>
    </style:style>
    <style:style style:name="P52" style:family="paragraph" style:parent-style-name="Standard">
      <style:text-properties officeooo:rsid="0029c1ea" officeooo:paragraph-rsid="0029c1ea"/>
    </style:style>
    <style:style style:name="P53" style:family="paragraph" style:parent-style-name="Standard">
      <style:text-properties officeooo:rsid="002d0f11" officeooo:paragraph-rsid="002d0f11" fo:background-color="#ffff00"/>
    </style:style>
    <style:style style:name="P54" style:family="paragraph" style:parent-style-name="Standard">
      <style:text-properties officeooo:rsid="003039d9" officeooo:paragraph-rsid="003039d9" fo:background-color="#ffff00"/>
    </style:style>
    <style:style style:name="P55" style:family="paragraph" style:parent-style-name="Standard">
      <style:text-properties officeooo:rsid="003767d3" officeooo:paragraph-rsid="003767d3" fo:background-color="#ffff00"/>
    </style:style>
    <style:style style:name="P56" style:family="paragraph" style:parent-style-name="Table_20_Contents">
      <style:paragraph-properties fo:margin-left="0.002in" fo:margin-right="-0.0327in" fo:text-indent="0in" style:auto-text-indent="false"/>
      <style:text-properties officeooo:rsid="00195e50" officeooo:paragraph-rsid="00195e50"/>
    </style:style>
    <style:style style:name="P57" style:family="paragraph" style:parent-style-name="Table_20_Contents">
      <style:paragraph-properties fo:margin-left="0.002in" fo:margin-right="-0.0327in" fo:text-indent="0in" style:auto-text-indent="false"/>
      <style:text-properties officeooo:rsid="00195e50" officeooo:paragraph-rsid="001bfd3d"/>
    </style:style>
    <style:style style:name="P58" style:family="paragraph" style:parent-style-name="Table_20_Contents">
      <style:paragraph-properties fo:margin-left="0.002in" fo:margin-right="-0.0327in" fo:text-indent="0in" style:auto-text-indent="false"/>
      <style:text-properties officeooo:rsid="00195e50" officeooo:paragraph-rsid="001df416"/>
    </style:style>
    <style:style style:name="P59" style:family="paragraph" style:parent-style-name="Table_20_Contents">
      <style:paragraph-properties fo:margin-left="0.002in" fo:margin-right="-0.0035in" fo:text-indent="0in" style:auto-text-indent="false"/>
      <style:text-properties officeooo:rsid="0022d307" officeooo:paragraph-rsid="0022d307"/>
    </style:style>
    <style:style style:name="P60" style:family="paragraph" style:parent-style-name="Text_20_body">
      <style:paragraph-properties fo:background-color="transparent">
        <style:background-image/>
      </style:paragraph-properties>
      <style:text-properties officeooo:paragraph-rsid="004b2a97" fo:background-color="transparent"/>
    </style:style>
    <style:style style:name="P61" style:family="paragraph" style:parent-style-name="Standard">
      <style:paragraph-properties fo:background-color="#ffff00">
        <style:background-image/>
      </style:paragraph-properties>
      <style:text-properties officeooo:rsid="0029c1ea" officeooo:paragraph-rsid="0029c1ea"/>
    </style:style>
    <style:style style:name="P62" style:family="paragraph" style:parent-style-name="Heading_20_2">
      <style:text-properties officeooo:paragraph-rsid="0018d831"/>
    </style:style>
    <style:style style:name="P63" style:family="paragraph" style:parent-style-name="Heading_20_2">
      <style:text-properties officeooo:rsid="0018d831" officeooo:paragraph-rsid="001bfd3d"/>
    </style:style>
    <style:style style:name="P64" style:family="paragraph" style:parent-style-name="Heading_20_2" style:list-style-name="">
      <style:text-properties officeooo:rsid="0018d831" officeooo:paragraph-rsid="001df416"/>
    </style:style>
    <style:style style:name="P65" style:family="paragraph" style:parent-style-name="Heading_20_2" style:list-style-name="">
      <style:text-properties officeooo:rsid="0018d831" officeooo:paragraph-rsid="001d9d03"/>
    </style:style>
    <style:style style:name="P66" style:family="paragraph" style:parent-style-name="Heading_20_2" style:list-style-name="">
      <style:text-properties officeooo:rsid="0018d831" officeooo:paragraph-rsid="004693c9"/>
    </style:style>
    <style:style style:name="P67" style:family="paragraph" style:parent-style-name="Heading_20_2" style:list-style-name="">
      <style:text-properties officeooo:rsid="0018d831" officeooo:paragraph-rsid="001bfd3d"/>
    </style:style>
    <style:style style:name="P68" style:family="paragraph" style:parent-style-name="Heading_20_2">
      <style:text-properties style:text-underline-style="solid" style:text-underline-width="auto" style:text-underline-color="font-color"/>
    </style:style>
    <style:style style:name="P69" style:family="paragraph" style:parent-style-name="Heading_20_2">
      <style:text-properties style:text-underline-style="solid" style:text-underline-width="auto" style:text-underline-color="font-color" officeooo:paragraph-rsid="007c4fc0"/>
    </style:style>
    <style:style style:name="P70" style:family="paragraph" style:parent-style-name="Heading_20_2" style:list-style-name="">
      <style:text-properties officeooo:rsid="002d0f11"/>
    </style:style>
    <style:style style:name="P71" style:family="paragraph" style:parent-style-name="Heading_20_2">
      <style:paragraph-properties fo:break-before="page"/>
      <style:text-properties officeooo:paragraph-rsid="001bfd3d"/>
    </style:style>
    <style:style style:name="P72" style:family="paragraph" style:parent-style-name="Heading_20_2">
      <style:paragraph-properties fo:break-before="page"/>
      <style:text-properties officeooo:paragraph-rsid="001df416"/>
    </style:style>
    <style:style style:name="P73" style:family="paragraph" style:parent-style-name="Heading_20_2">
      <style:paragraph-properties fo:break-before="page"/>
      <style:text-properties officeooo:rsid="0018d831" officeooo:paragraph-rsid="001df416"/>
    </style:style>
    <style:style style:name="P74" style:family="paragraph" style:parent-style-name="Heading_20_2">
      <style:paragraph-properties fo:break-before="page"/>
      <style:text-properties officeooo:rsid="0018d831" officeooo:paragraph-rsid="004693c9"/>
    </style:style>
    <style:style style:name="P75" style:family="paragraph" style:parent-style-name="Heading_20_2">
      <style:paragraph-properties fo:break-before="page"/>
      <style:text-properties officeooo:paragraph-rsid="001d9d03"/>
    </style:style>
    <style:style style:name="P76" style:family="paragraph" style:parent-style-name="Heading_20_2">
      <style:paragraph-properties fo:break-before="page"/>
      <style:text-properties style:text-underline-style="solid" style:text-underline-width="auto" style:text-underline-color="font-color"/>
    </style:style>
    <style:style style:name="P77" style:family="paragraph" style:parent-style-name="Heading_20_2" style:list-style-name="">
      <style:paragraph-properties fo:background-color="#ffff00">
        <style:background-image/>
      </style:paragraph-properties>
      <style:text-properties style:text-underline-style="solid" style:text-underline-width="auto" style:text-underline-color="font-color"/>
    </style:style>
    <style:style style:name="P78" style:family="paragraph" style:parent-style-name="Text_20_body">
      <style:text-properties officeooo:rsid="001df416" officeooo:paragraph-rsid="001df416" fo:background-color="#ffff00"/>
    </style:style>
    <style:style style:name="P79" style:family="paragraph" style:parent-style-name="Text_20_body">
      <style:text-properties officeooo:rsid="002e5d83" officeooo:paragraph-rsid="006e24cc" fo:background-color="#ffff00"/>
    </style:style>
    <style:style style:name="P80" style:family="paragraph" style:parent-style-name="Text_20_body">
      <style:text-properties officeooo:rsid="00505585" officeooo:paragraph-rsid="0052de47" fo:background-color="transparent"/>
    </style:style>
    <style:style style:name="P81" style:family="paragraph" style:parent-style-name="Text_20_body">
      <style:text-properties officeooo:rsid="006009a9" officeooo:paragraph-rsid="006009a9" fo:background-color="transparent"/>
    </style:style>
    <style:style style:name="P82" style:family="paragraph" style:parent-style-name="Text_20_body">
      <style:text-properties officeooo:rsid="004b2a97" officeooo:paragraph-rsid="004b2a97" fo:background-color="transparent"/>
    </style:style>
    <style:style style:name="P83" style:family="paragraph" style:parent-style-name="Text_20_body">
      <style:text-properties officeooo:rsid="0018d831" officeooo:paragraph-rsid="005e7886" fo:background-color="transparent"/>
    </style:style>
    <style:style style:name="P84" style:family="paragraph" style:parent-style-name="Text_20_body" style:list-style-name="">
      <style:text-properties officeooo:rsid="0039f468" officeooo:paragraph-rsid="0039f468"/>
    </style:style>
    <style:style style:name="P85" style:family="paragraph" style:parent-style-name="Text_20_body">
      <style:text-properties officeooo:paragraph-rsid="0018d831"/>
    </style:style>
    <style:style style:name="P86" style:family="paragraph" style:parent-style-name="Text_20_body">
      <style:text-properties officeooo:paragraph-rsid="002e5d83"/>
    </style:style>
    <style:style style:name="P87" style:family="paragraph" style:parent-style-name="Text_20_body">
      <style:text-properties officeooo:paragraph-rsid="006e24cc"/>
    </style:style>
    <style:style style:name="P88" style:family="paragraph" style:parent-style-name="Text_20_body">
      <style:text-properties officeooo:paragraph-rsid="0069bf4a"/>
    </style:style>
    <style:style style:name="P89" style:family="paragraph" style:parent-style-name="Text_20_body">
      <style:text-properties officeooo:paragraph-rsid="0070951e"/>
    </style:style>
    <style:style style:name="P90" style:family="paragraph" style:parent-style-name="Text_20_body">
      <style:text-properties officeooo:rsid="0018d831" officeooo:paragraph-rsid="0018d831"/>
    </style:style>
    <style:style style:name="P91" style:family="paragraph" style:parent-style-name="Text_20_body">
      <style:text-properties style:font-name="Liberation Serif" fo:font-size="12pt" officeooo:rsid="001a9632" officeooo:paragraph-rsid="00270127" fo:background-color="#ffff00" style:font-size-asian="12pt" style:font-size-complex="12pt"/>
    </style:style>
    <style:style style:name="P92" style:family="paragraph" style:parent-style-name="Text_20_body">
      <style:text-properties officeooo:paragraph-rsid="00798795"/>
    </style:style>
    <style:style style:name="P93" style:family="paragraph" style:parent-style-name="Text_20_body">
      <style:text-properties officeooo:paragraph-rsid="007acf72"/>
    </style:style>
    <style:style style:name="P94" style:family="paragraph" style:parent-style-name="Text_20_body" style:list-style-name="">
      <style:text-properties officeooo:rsid="003650f4" officeooo:paragraph-rsid="003650f4"/>
    </style:style>
    <style:style style:name="P95" style:family="paragraph" style:parent-style-name="Text_20_body" style:list-style-name="L1"/>
    <style:style style:name="P96" style:family="paragraph" style:parent-style-name="Text_20_body" style:list-style-name="L1">
      <style:text-properties officeooo:paragraph-rsid="007acf72"/>
    </style:style>
    <style:style style:name="P97" style:family="paragraph" style:parent-style-name="Text_20_body" style:list-style-name="L1">
      <style:text-properties officeooo:paragraph-rsid="007b0d68"/>
    </style:style>
    <style:style style:name="P98" style:family="paragraph" style:parent-style-name="Text_20_body">
      <style:text-properties officeooo:paragraph-rsid="007c4fc0"/>
    </style:style>
    <style:style style:name="P99" style:family="paragraph" style:parent-style-name="Text_20_body">
      <style:paragraph-properties fo:text-align="end" style:justify-single-word="false"/>
      <style:text-properties officeooo:paragraph-rsid="007d9916"/>
    </style:style>
    <style:style style:name="P100" style:family="paragraph" style:parent-style-name="Text_20_body">
      <style:paragraph-properties fo:text-align="end" style:justify-single-word="false"/>
      <style:text-properties style:text-underline-style="solid" style:text-underline-width="auto" style:text-underline-color="font-color" officeooo:paragraph-rsid="007d9916"/>
    </style:style>
    <style:style style:name="P101" style:family="paragraph" style:parent-style-name="Text_20_body">
      <style:paragraph-properties fo:background-color="transparent">
        <style:background-image/>
      </style:paragraph-properties>
      <style:text-properties officeooo:rsid="004a0d63" officeooo:paragraph-rsid="004a0d63" fo:background-color="transparent"/>
    </style:style>
    <style:style style:name="P102" style:family="paragraph" style:parent-style-name="Text_20_body">
      <style:paragraph-properties fo:break-before="page"/>
      <style:text-properties officeooo:paragraph-rsid="007acf72"/>
    </style:style>
    <style:style style:name="P103" style:family="paragraph" style:parent-style-name="Text_20_body">
      <style:paragraph-properties fo:background-color="#ffff00">
        <style:background-image/>
      </style:paragraph-properties>
      <style:text-properties style:font-name="Liberation Serif" fo:font-size="12pt" officeooo:rsid="002acbad" officeooo:paragraph-rsid="00798795" style:font-size-asian="12pt" style:font-size-complex="12pt"/>
    </style:style>
    <style:style style:name="P104" style:family="paragraph" style:parent-style-name="Heading_20_1" style:list-style-name=""/>
    <style:style style:name="P105" style:family="paragraph" style:parent-style-name="Heading_20_1">
      <style:text-properties officeooo:rsid="003650f4"/>
    </style:style>
    <style:style style:name="P106" style:family="paragraph" style:parent-style-name="Heading_20_1">
      <style:paragraph-properties fo:break-before="page"/>
    </style:style>
    <style:style style:name="P107" style:family="paragraph" style:parent-style-name="Heading_20_1" style:list-style-name="">
      <style:paragraph-properties fo:break-before="page"/>
      <style:text-properties officeooo:rsid="003650f4" officeooo:paragraph-rsid="003650f4"/>
    </style:style>
    <style:style style:name="P108" style:family="paragraph" style:parent-style-name="Heading_20_1">
      <style:paragraph-properties fo:break-before="page"/>
      <style:text-properties officeooo:rsid="002d0f11"/>
    </style:style>
    <style:style style:name="P109" style:family="paragraph" style:parent-style-name="Heading_20_3">
      <style:text-properties officeooo:rsid="003039d9"/>
    </style:style>
    <style:style style:name="P110" style:family="paragraph" style:parent-style-name="Heading_20_3">
      <style:text-properties officeooo:rsid="003039d9" officeooo:paragraph-rsid="005e7886"/>
    </style:style>
    <style:style style:name="P111" style:family="paragraph" style:parent-style-name="Heading_20_3">
      <style:text-properties officeooo:paragraph-rsid="005e7886"/>
    </style:style>
    <style:style style:name="P112" style:family="paragraph" style:parent-style-name="Heading_20_3">
      <style:text-properties officeooo:rsid="0029c1ea"/>
    </style:style>
    <style:style style:name="P113" style:family="paragraph" style:parent-style-name="Table_20_Contents">
      <style:text-properties officeooo:rsid="0044fbc7" officeooo:paragraph-rsid="0044fbc7"/>
    </style:style>
    <style:style style:name="P114" style:family="paragraph" style:parent-style-name="Table_20_Contents">
      <style:text-properties officeooo:rsid="0048caa3" officeooo:paragraph-rsid="004e7f6c"/>
    </style:style>
    <style:style style:name="P115" style:family="paragraph" style:parent-style-name="Table_20_Contents">
      <style:text-properties officeooo:rsid="0048caa3" officeooo:paragraph-rsid="0048caa3"/>
    </style:style>
    <style:style style:name="P116" style:family="paragraph" style:parent-style-name="Table_20_Contents">
      <style:text-properties officeooo:rsid="00490537" officeooo:paragraph-rsid="00490537"/>
    </style:style>
    <style:style style:name="P117" style:family="paragraph" style:parent-style-name="Table_20_Contents">
      <style:text-properties officeooo:paragraph-rsid="0070951e"/>
    </style:style>
    <style:style style:name="P118" style:family="paragraph" style:parent-style-name="Table_20_Contents">
      <style:text-properties officeooo:paragraph-rsid="0072d1a3"/>
    </style:style>
    <style:style style:name="P119" style:family="paragraph" style:parent-style-name="Table_20_Contents">
      <style:text-properties officeooo:paragraph-rsid="007443ed"/>
    </style:style>
    <style:style style:name="P120" style:family="paragraph" style:parent-style-name="Table_20_Contents">
      <style:text-properties officeooo:rsid="00195e50" officeooo:paragraph-rsid="007443ed"/>
    </style:style>
    <style:style style:name="P121" style:family="paragraph" style:parent-style-name="Table_20_Contents">
      <style:text-properties officeooo:rsid="00195e50" officeooo:paragraph-rsid="00774243"/>
    </style:style>
    <style:style style:name="P122" style:family="paragraph" style:parent-style-name="Table_20_Contents">
      <style:text-properties officeooo:rsid="001a9632" officeooo:paragraph-rsid="007443ed"/>
    </style:style>
    <style:style style:name="P123" style:family="paragraph" style:parent-style-name="Table_20_Contents">
      <style:text-properties officeooo:rsid="001a9632" officeooo:paragraph-rsid="0075bd90"/>
    </style:style>
    <style:style style:name="P124" style:family="paragraph" style:parent-style-name="Table_20_Contents">
      <style:text-properties officeooo:rsid="001a9632" officeooo:paragraph-rsid="00774243"/>
    </style:style>
    <style:style style:name="P125" style:family="paragraph" style:parent-style-name="Table_20_Contents">
      <style:text-properties officeooo:paragraph-rsid="0075bd90"/>
    </style:style>
    <style:style style:name="P126" style:family="paragraph" style:parent-style-name="Table_20_Contents">
      <style:text-properties officeooo:paragraph-rsid="00774243"/>
    </style:style>
    <style:style style:name="P127" style:family="paragraph" style:parent-style-name="Table_20_Contents">
      <style:text-properties officeooo:paragraph-rsid="0077a1ef"/>
    </style:style>
    <style:style style:name="P128" style:family="paragraph" style:parent-style-name="Table_20_Contents">
      <style:text-properties officeooo:paragraph-rsid="007c4fc0"/>
    </style:style>
    <style:style style:name="P129" style:family="paragraph" style:parent-style-name="Table_20_Contents">
      <style:paragraph-properties fo:margin-left="0.002in" fo:margin-right="-0.0327in" fo:text-indent="0in" style:auto-text-indent="false"/>
      <style:text-properties officeooo:rsid="00195e50" officeooo:paragraph-rsid="0075bd90"/>
    </style:style>
    <style:style style:name="P130" style:family="paragraph" style:parent-style-name="Table_20_Contents">
      <style:paragraph-properties fo:margin-left="0.002in" fo:margin-right="-0.0327in" fo:text-indent="0in" style:auto-text-indent="false"/>
      <style:text-properties officeooo:rsid="00195e50" officeooo:paragraph-rsid="00774243"/>
    </style:style>
    <style:style style:name="P131" style:family="paragraph" style:parent-style-name="Table_20_Contents">
      <style:paragraph-properties fo:background-color="#ffff00">
        <style:background-image/>
      </style:paragraph-properties>
      <style:text-properties officeooo:paragraph-rsid="001d9d03"/>
    </style:style>
    <style:style style:name="P132" style:family="paragraph" style:parent-style-name="Table_20_Contents">
      <style:paragraph-properties fo:background-color="#ffff00">
        <style:background-image/>
      </style:paragraph-properties>
      <style:text-properties officeooo:paragraph-rsid="001df416"/>
    </style:style>
    <style:style style:name="P133" style:family="paragraph" style:parent-style-name="Table_20_Contents">
      <style:paragraph-properties fo:background-color="#ffff00">
        <style:background-image/>
      </style:paragraph-properties>
      <style:text-properties officeooo:rsid="001df416" officeooo:paragraph-rsid="001df416"/>
    </style:style>
    <style:style style:name="P134" style:family="paragraph" style:parent-style-name="Heading_20_4">
      <style:text-properties officeooo:rsid="00490537"/>
    </style:style>
    <style:style style:name="P135" style:family="paragraph" style:parent-style-name="Heading_20_4">
      <style:text-properties officeooo:rsid="002d0f11"/>
    </style:style>
    <style:style style:name="P136" style:family="paragraph" style:parent-style-name="Heading_20_4">
      <style:text-properties officeooo:rsid="002d0f11" officeooo:paragraph-rsid="006e24cc"/>
    </style:style>
    <style:style style:name="P137" style:family="paragraph" style:parent-style-name="Heading_20_4">
      <style:text-properties officeooo:rsid="0029c1ea"/>
    </style:style>
    <style:style style:name="P138" style:family="paragraph" style:parent-style-name="Contents_20_2">
      <style:paragraph-properties>
        <style:tab-stops>
          <style:tab-stop style:position="6.4965in" style:type="right" style:leader-style="dotted" style:leader-text="."/>
        </style:tab-stops>
      </style:paragraph-properties>
    </style:style>
    <style:style style:name="P139" style:family="paragraph" style:parent-style-name="Contents_20_3">
      <style:paragraph-properties>
        <style:tab-stops>
          <style:tab-stop style:position="6.3in" style:type="right" style:leader-style="dotted" style:leader-text="."/>
        </style:tab-stops>
      </style:paragraph-properties>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8d831"/>
    </style:style>
    <style:style style:name="T2" style:family="text">
      <style:text-properties officeooo:rsid="00195e50"/>
    </style:style>
    <style:style style:name="T3" style:family="text">
      <style:text-properties officeooo:rsid="001a9632"/>
    </style:style>
    <style:style style:name="T4" style:family="text">
      <style:text-properties officeooo:rsid="001d9d03"/>
    </style:style>
    <style:style style:name="T5" style:family="text">
      <style:text-properties officeooo:rsid="001df416"/>
    </style:style>
    <style:style style:name="T6" style:family="text">
      <style:text-properties officeooo:rsid="001faabc"/>
    </style:style>
    <style:style style:name="T7" style:family="text">
      <style:text-properties officeooo:rsid="0020e91d"/>
    </style:style>
    <style:style style:name="T8" style:family="text">
      <style:text-properties officeooo:rsid="0022d307"/>
    </style:style>
    <style:style style:name="T9" style:family="text">
      <style:text-properties officeooo:rsid="0029c1ea"/>
    </style:style>
    <style:style style:name="T10" style:family="text">
      <style:text-properties officeooo:rsid="002acbad"/>
    </style:style>
    <style:style style:name="T11" style:family="text">
      <style:text-properties fo:background-color="#ffff00"/>
    </style:style>
    <style:style style:name="T12" style:family="text">
      <style:text-properties officeooo:rsid="0061baa2" fo:background-color="#ffff00"/>
    </style:style>
    <style:style style:name="T13" style:family="text">
      <style:text-properties officeooo:rsid="00721d77" fo:background-color="#ffff00"/>
    </style:style>
    <style:style style:name="T14" style:family="text">
      <style:text-properties officeooo:rsid="00798795" fo:background-color="#ffff00"/>
    </style:style>
    <style:style style:name="T15" style:family="text">
      <style:text-properties officeooo:rsid="002d0f11"/>
    </style:style>
    <style:style style:name="T16" style:family="text">
      <style:text-properties officeooo:rsid="002e5d83"/>
    </style:style>
    <style:style style:name="T17" style:family="text">
      <style:text-properties officeooo:rsid="003039d9"/>
    </style:style>
    <style:style style:name="T18" style:family="text">
      <style:text-properties officeooo:rsid="003767d3"/>
    </style:style>
    <style:style style:name="T19" style:family="text">
      <style:text-properties officeooo:rsid="0039f468"/>
    </style:style>
    <style:style style:name="T20" style:family="text">
      <style:text-properties officeooo:rsid="003bb680"/>
    </style:style>
    <style:style style:name="T21" style:family="text">
      <style:text-properties officeooo:rsid="003c50ac"/>
    </style:style>
    <style:style style:name="T22" style:family="text">
      <style:text-properties officeooo:rsid="003d67b7"/>
    </style:style>
    <style:style style:name="T23" style:family="text">
      <style:text-properties officeooo:rsid="0042d580"/>
    </style:style>
    <style:style style:name="T24" style:family="text">
      <style:text-properties officeooo:rsid="0044dd01"/>
    </style:style>
    <style:style style:name="T25" style:family="text">
      <style:text-properties officeooo:rsid="0044fbc7"/>
    </style:style>
    <style:style style:name="T26" style:family="text">
      <style:text-properties officeooo:rsid="0048caa3"/>
    </style:style>
    <style:style style:name="T27" style:family="text">
      <style:text-properties officeooo:rsid="00490537"/>
    </style:style>
    <style:style style:name="T28" style:family="text">
      <style:text-properties officeooo:rsid="004b2a97"/>
    </style:style>
    <style:style style:name="T29" style:family="text">
      <style:text-properties officeooo:rsid="004e7f6c"/>
    </style:style>
    <style:style style:name="T30" style:family="text">
      <style:text-properties officeooo:rsid="004ff31d"/>
    </style:style>
    <style:style style:name="T31" style:family="text">
      <style:text-properties officeooo:rsid="00505585"/>
    </style:style>
    <style:style style:name="T32" style:family="text">
      <style:text-properties officeooo:rsid="0051bbd5"/>
    </style:style>
    <style:style style:name="T33" style:family="text">
      <style:text-properties officeooo:rsid="0053bb69"/>
    </style:style>
    <style:style style:name="T34" style:family="text">
      <style:text-properties officeooo:rsid="00583a29"/>
    </style:style>
    <style:style style:name="T35" style:family="text">
      <style:text-properties officeooo:rsid="006009a9"/>
    </style:style>
    <style:style style:name="T36" style:family="text">
      <style:text-properties officeooo:rsid="0061baa2"/>
    </style:style>
    <style:style style:name="T37" style:family="text">
      <style:text-properties officeooo:rsid="006262e6"/>
    </style:style>
    <style:style style:name="T38" style:family="text">
      <style:text-properties officeooo:rsid="00680280"/>
    </style:style>
    <style:style style:name="T39" style:family="text">
      <style:text-properties officeooo:rsid="0069bf4a"/>
    </style:style>
    <style:style style:name="T40" style:family="text">
      <style:text-properties officeooo:rsid="006ae24b"/>
    </style:style>
    <style:style style:name="T41" style:family="text">
      <style:text-properties style:font-name="Liberation Serif" fo:font-size="12pt" officeooo:rsid="0018d831" style:font-size-asian="12pt" style:font-size-complex="12pt"/>
    </style:style>
    <style:style style:name="T42" style:family="text">
      <style:text-properties style:font-name="Liberation Serif" fo:font-size="12pt" officeooo:rsid="001a9632" style:font-size-asian="12pt" style:font-size-complex="12pt"/>
    </style:style>
    <style:style style:name="T43" style:family="text">
      <style:text-properties style:font-name="Liberation Serif" fo:font-size="12pt" officeooo:rsid="001bfd3d" style:font-size-asian="12pt" style:font-size-complex="12pt"/>
    </style:style>
    <style:style style:name="T44" style:family="text">
      <style:text-properties style:font-name="Liberation Serif" fo:font-size="12pt" officeooo:rsid="002acbad" style:font-size-asian="12pt" style:font-size-complex="12pt"/>
    </style:style>
    <style:style style:name="T45" style:family="text">
      <style:text-properties officeooo:rsid="006e24cc"/>
    </style:style>
    <style:style style:name="T46" style:family="text">
      <style:text-properties fo:background-color="transparent"/>
    </style:style>
    <style:style style:name="T47" style:family="text">
      <style:text-properties officeooo:rsid="006eddf9" fo:background-color="transparent"/>
    </style:style>
    <style:style style:name="T48" style:family="text">
      <style:text-properties officeooo:rsid="0070951e"/>
    </style:style>
    <style:style style:name="T49" style:family="text">
      <style:text-properties officeooo:rsid="0072d1a3"/>
    </style:style>
    <style:style style:name="T50" style:family="text">
      <style:text-properties officeooo:rsid="007443ed"/>
    </style:style>
    <style:style style:name="T51" style:family="text">
      <style:text-properties officeooo:rsid="0075bd90"/>
    </style:style>
    <style:style style:name="T52" style:family="text">
      <style:text-properties officeooo:rsid="00774243"/>
    </style:style>
    <style:style style:name="T53" style:family="text">
      <style:text-properties officeooo:rsid="0077a1ef"/>
    </style:style>
    <style:style style:name="T54" style:family="text">
      <style:text-properties officeooo:rsid="00798795"/>
    </style:style>
    <style:style style:name="T55" style:family="text">
      <style:text-properties officeooo:rsid="00799ad7"/>
    </style:style>
    <style:style style:name="T56" style:family="text">
      <style:text-properties officeooo:rsid="006296af"/>
    </style:style>
    <style:style style:name="T57" style:family="text">
      <style:text-properties officeooo:rsid="007acf72"/>
    </style:style>
    <style:style style:name="T58" style:family="text">
      <style:text-properties officeooo:rsid="007b0d68"/>
    </style:style>
    <style:style style:name="T59" style:family="text">
      <style:text-properties officeooo:rsid="007c4fc0"/>
    </style:style>
    <style:style style:name="T60" style:family="text">
      <style:text-properties officeooo:rsid="007d9916"/>
    </style:style>
    <style:style style:name="T61" style:family="text">
      <style:text-properties officeooo:rsid="0080aeb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57"/></text:p>
      <text:p text:style-name="Heading"><text:span text:style-name="T57"/></text:p>
      <text:p text:style-name="Heading"><text:span text:style-name="T57"/></text:p>
      <text:p text:style-name="Heading"><text:span text:style-name="T57"/></text:p>
      <text:p text:style-name="Heading"><text:span text:style-name="T57"/></text:p>
      <text:p text:style-name="Heading"><text:bookmark-start text:name="__RefHeading__1235_979383236"/><text:span text:style-name="T57">Relevamiento de </text:span><text:span text:style-name="T61">k</text:span><text:span text:style-name="T57">its, </text:span><text:span text:style-name="T60">placas, procesadores y arquitecturas.</text:span><text:bookmark-end text:name="__RefHeading__1235_979383236"/></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93"><text:span text:style-name="T57"/></text:p>
      <text:p text:style-name="P100"><text:span text:style-name="T60">Estudiante:</text:span></text:p>
      <text:p text:style-name="P99"><text:span text:style-name="T60">Guillermo Pacheco</text:span></text:p>
      <text:p text:style-name="P100"><text:span text:style-name="T60">Tutores: </text:span></text:p>
      <text:p text:style-name="P99"><text:span text:style-name="T60">Andrés Aguirre</text:span></text:p>
      <text:p text:style-name="P99"><text:span text:style-name="T60">Marcos Viera</text:span></text:p>
      <text:p text:style-name="P99"><text:span text:style-name="T60">Jorge Visca</text:span></text:p>
      <text:p text:style-name="P99"><text:span text:style-name="T60"/></text:p>
      <text:p text:style-name="P102"><text:span text:style-name="T57"/></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138"><text:a xlink:type="simple" xlink:href="#__RefHeading__1235_979383236" text:style-name="Index_20_Link" text:visited-style-name="Index_20_Link">Relevamiento de Kits<text:tab/>1</text:a></text:p>
          <text:p text:style-name="P138"><text:a xlink:type="simple" xlink:href="#__RefHeading__1237_979383236" text:style-name="Index_20_Link" text:visited-style-name="Index_20_Link">Kits Arduino<text:tab/>2</text:a></text:p>
          <text:p text:style-name="P138"><text:a xlink:type="simple" xlink:href="#__RefHeading__1239_979383236" text:style-name="Index_20_Link" text:visited-style-name="Index_20_Link">Kits FischerTECHNIK<text:tab/>4</text:a></text:p>
          <text:p text:style-name="P138"><text:a xlink:type="simple" xlink:href="#__RefHeading__1241_979383236" text:style-name="Index_20_Link" text:visited-style-name="Index_20_Link">Kits Lego Mindstorms<text:tab/>5</text:a></text:p>
          <text:p text:style-name="P138"><text:a xlink:type="simple" xlink:href="#__RefHeading__1243_979383236" text:style-name="Index_20_Link" text:visited-style-name="Index_20_Link">Kits Mbed<text:tab/>6</text:a></text:p>
          <text:p text:style-name="P138"><text:a xlink:type="simple" xlink:href="#__RefHeading__1245_979383236" text:style-name="Index_20_Link" text:visited-style-name="Index_20_Link">Kits Robotis<text:tab/>7</text:a></text:p>
          <text:p text:style-name="P139"><text:a xlink:type="simple" xlink:href="#__RefHeading__1247_979383236" text:style-name="Index_20_Link" text:visited-style-name="Index_20_Link">Procesadores y arquitectura<text:tab/>7</text:a></text:p>
          <text:p text:style-name="P139"><text:a xlink:type="simple" xlink:href="#__RefHeading__1249_979383236" text:style-name="Index_20_Link" text:visited-style-name="Index_20_Link">Lenguajes<text:tab/>7</text:a></text:p>
          <text:p text:style-name="P139"><text:a xlink:type="simple" xlink:href="#__RefHeading__1251_979383236" text:style-name="Index_20_Link" text:visited-style-name="Index_20_Link">Herramientas de desarrollo<text:tab/>7</text:a></text:p>
          <text:p text:style-name="P138"><text:a xlink:type="simple" xlink:href="#__RefHeading__1253_979383236" text:style-name="Index_20_Link" text:visited-style-name="Index_20_Link">Kit USB4Butia<text:tab/>9</text:a></text:p>
          <text:p text:style-name="P139"><text:a xlink:type="simple" xlink:href="#__RefHeading__1255_979383236" text:style-name="Index_20_Link" text:visited-style-name="Index_20_Link">Procesadores y arquitectura<text:tab/>9</text:a></text:p>
          <text:p text:style-name="P139"><text:a xlink:type="simple" xlink:href="#__RefHeading__1257_979383236" text:style-name="Index_20_Link" text:visited-style-name="Index_20_Link">Lenguajes<text:tab/>9</text:a></text:p>
          <text:p text:style-name="P139"><text:a xlink:type="simple" xlink:href="#__RefHeading__1259_979383236" text:style-name="Index_20_Link" text:visited-style-name="Index_20_Link">Herramientas de desarrollo<text:tab/>9</text:a></text:p>
          <text:p text:style-name="P140"><text:a xlink:type="simple" xlink:href="#__RefHeading__1261_979383236" text:style-name="Index_20_Link" text:visited-style-name="Index_20_Link">Arquitecturas y microcontroladores<text:tab/>10</text:a></text:p>
          <text:p text:style-name="P138"><text:a xlink:type="simple" xlink:href="#__RefHeading__1263_979383236" text:style-name="Index_20_Link" text:visited-style-name="Index_20_Link">ARM<text:tab/>10</text:a></text:p>
          <text:p text:style-name="P141"><text:a xlink:type="simple" xlink:href="#__RefHeading__1265_979383236" text:style-name="Index_20_Link" text:visited-style-name="Index_20_Link">ARM Cortex-M0<text:tab/>10</text:a></text:p>
          <text:p text:style-name="P141"><text:a xlink:type="simple" xlink:href="#__RefHeading__1267_979383236" text:style-name="Index_20_Link" text:visited-style-name="Index_20_Link">ARM Cortex-M3 32 bit<text:tab/>10</text:a></text:p>
          <text:p text:style-name="P138"><text:a xlink:type="simple" xlink:href="#__RefHeading__1269_979383236" text:style-name="Index_20_Link" text:visited-style-name="Index_20_Link">Atmel<text:tab/>11</text:a></text:p>
          <text:p text:style-name="P139"><text:a xlink:type="simple" xlink:href="#__RefHeading__1271_979383236" text:style-name="Index_20_Link" text:visited-style-name="Index_20_Link">Basados en ARM Cortex<text:tab/>11</text:a></text:p>
          <text:p text:style-name="P139"><text:a xlink:type="simple" xlink:href="#__RefHeading__1273_979383236" text:style-name="Index_20_Link" text:visited-style-name="Index_20_Link">AVR<text:tab/>11</text:a></text:p>
          <text:p text:style-name="P141"><text:a xlink:type="simple" xlink:href="#__RefHeading__1275_979383236" text:style-name="Index_20_Link" text:visited-style-name="Index_20_Link">ATmega8<text:tab/>11</text:a></text:p>
          <text:p text:style-name="P141"><text:a xlink:type="simple" xlink:href="#__RefHeading__1277_979383236" text:style-name="Index_20_Link" text:visited-style-name="Index_20_Link">ATmega128<text:tab/>11</text:a></text:p>
          <text:p text:style-name="P141"><text:a xlink:type="simple" xlink:href="#__RefHeading__1279_979383236" text:style-name="Index_20_Link" text:visited-style-name="Index_20_Link">ATmega328<text:tab/>11</text:a></text:p>
          <text:p text:style-name="P139"><text:a xlink:type="simple" xlink:href="#__RefHeading__1281_979383236" text:style-name="Index_20_Link" text:visited-style-name="Index_20_Link">8052<text:tab/>11</text:a></text:p>
          <text:p text:style-name="P138"><text:a xlink:type="simple" xlink:href="#__RefHeading__1283_979383236" text:style-name="Index_20_Link" text:visited-style-name="Index_20_Link">Microchip<text:tab/>11</text:a></text:p>
          <text:p text:style-name="P141"><text:a xlink:type="simple" xlink:href="#__RefHeading__1285_979383236" text:style-name="Index_20_Link" text:visited-style-name="Index_20_Link">PIC18F4550<text:tab/>11</text:a></text:p>
          <text:p text:style-name="P140"><text:a xlink:type="simple" xlink:href="#__RefHeading__1287_979383236" text:style-name="Index_20_Link" text:visited-style-name="Index_20_Link">Referencias<text:tab/>13</text:a></text:p>
          <text:p text:style-name="P140"><text:a xlink:type="simple" xlink:href="#__RefHeading__1289_979383236" text:style-name="Index_20_Link" text:visited-style-name="Index_20_Link">1.http://arduino.cc (último acceso 28-04-2014)<text:tab/>13</text:a></text:p>
          <text:p text:style-name="P140"><text:a xlink:type="simple" xlink:href="#__RefHeading__1291_979383236" text:style-name="Index_20_Link" text:visited-style-name="Index_20_Link">2.http://www.fischertechnik.de/en/home.aspx (último acceso 28-04-2014)<text:tab/>13</text:a></text:p>
          <text:p text:style-name="P140"><text:a xlink:type="simple" xlink:href="#__RefHeading__1533_979383236" text:style-name="Index_20_Link" text:visited-style-name="Index_20_Link">3.http://www.lego.com/en-us/mindstorms (último acceso 28-04-2014)<text:tab/>13</text:a></text:p>
          <text:p text:style-name="P140"><text:a xlink:type="simple" xlink:href="#__RefHeading__1293_979383236" text:style-name="Index_20_Link" text:visited-style-name="Index_20_Link">4.http://mbed.org (último acceso 28-04-2014)<text:tab/>13</text:a></text:p>
          <text:p text:style-name="P140"><text:a xlink:type="simple" xlink:href="#__RefHeading__1295_979383236" text:style-name="Index_20_Link" text:visited-style-name="Index_20_Link">5.http://www.robotis.com/xe (último acceso 28-04-2014)<text:tab/>13</text:a></text:p>
          <text:p text:style-name="P140"><text:a xlink:type="simple" xlink:href="#__RefHeading__1297_979383236" text:style-name="Index_20_Link" text:visited-style-name="Index_20_Link">6.http://www.fing.edu.uy/inco/grupos/mina/pGrado/pgusb/ Proyecto de grado USB4all (último acceso 26-04-2014)<text:tab/>13</text:a></text:p>
          <text:p text:style-name="P140"><text:a xlink:type="simple" xlink:href="#__RefHeading__1299_979383236" text:style-name="Index_20_Link" text:visited-style-name="Index_20_Link">7.http://www.fing.edu.uy/inco/proyectos/butia/mediawiki/index.php/USB4buti%C3%A1 Placa USB4Butiá (último acceso 26-04-2014)<text:tab/>13</text:a></text:p>
          <text:p text:style-name="P140"><text:a xlink:type="simple" xlink:href="#__RefHeading__1301_979383236" text:style-name="Index_20_Link" text:visited-style-name="Index_20_Link">8.http://www.fing.edu.uy/inco/proyectos/butia/mediawiki/index.php/Butia2 Robot Butiá 2.0 (último acceso 26-04-2014)<text:tab/>13</text:a></text:p>
          <text:p text:style-name="P140"><text:a xlink:type="simple" xlink:href="#__RefHeading__1303_979383236" text:style-name="Index_20_Link" text:visited-style-name="Index_20_Link">9.http://www.arm.com (último acceso 28-04-2014)<text:tab/>13</text:a></text:p>
          <text:p text:style-name="P140"><text:a xlink:type="simple" xlink:href="#__RefHeading__1305_979383236" text:style-name="Index_20_Link" text:visited-style-name="Index_20_Link">10.http://www.atmel.com (último acceso 28-04-2014)<text:tab/>13</text:a></text:p>
          <text:p text:style-name="P140"><text:a xlink:type="simple" xlink:href="#__RefHeading__1307_979383236" text:style-name="Index_20_Link" text:visited-style-name="Index_20_Link">11.http://www.digikey.com (último acceso 28-04-2014)<text:tab/>13</text:a></text:p>
          <text:p text:style-name="P140"><text:a xlink:type="simple" xlink:href="#__RefHeading__1309_979383236" text:style-name="Index_20_Link" text:visited-style-name="Index_20_Link">Glosario<text:tab/>14</text:a></text:p>
        </text:index-body>
      </text:table-of-content>
      <text:p text:style-name="P93"><text:span text:style-name="T57"/></text:p>
      <text:p text:style-name="P102"><text:span text:style-name="T57"/></text:p>
      <text:h text:style-name="P62" text:outline-level="2"><text:bookmark-start text:name="__RefHeading__1237_979383236"/><text:span text:style-name="T1">Kits Arduin</text:span><text:span text:style-name="T38">o</text:span><text:bookmark-end text:name="__RefHeading__1237_979383236"/></text:h>
      <text:p text:style-name="P88"><text:span text:style-name="T39">Arduino es una plataforma abierta de prototipado, basada en software y hardware flexible fácil de usar. Está pensada para ser usada por diseñadores, artist</text:span><text:span text:style-name="T40">as, como hobby, para crear objetos y ambientes interactivos. Entre sus productos, hay </text:span><text:span text:style-name="T48">placas y kits de componentes.</text:span></text:p>
      <text:p text:style-name="P89"><text:span text:style-name="T48">Los kits de arduino generalmente tienen interfaz usb con soporte para programarlo usando la propia placa sin necesidad de un programador por hardware. También los pines de entrada/salida del microprocesador están diseñados para poder colocar fácilmente cables y conectar periféricos sin necesidad de soldar. </text:span></text:p>
      <text:p text:style-name="P89"><text:span text:style-name="T48">También incluyen leds y botones para resetear la placa o utilizarlos como sensor.</text:span></text:p>
      <text:p text:style-name="P89"><text:span text:style-name="T48">Un IDE que utiliza una implementación de gcc para la arquitectura avr </text:span><text:span text:style-name="T13">[ref] </text:span><text:span text:style-name="T48">puede ser utilizado para programar sobre los kits. Variedad de librerías y abstracciones de sensores, actuadores, protocolos de comunicación, ya están implementados y pueden ser usados en los kits.</text:span></text:p>
      <text:p text:style-name="P85"><text:span text:style-name="T41">Procesadores y arq</text:span><text:span text:style-name="T42">uitectura: </text:span><text:span text:style-name="T43">Atmel, </text:span><text:span text:style-name="T44">algunos con </text:span><text:span text:style-name="T43">arquitectura ARM </text:span><text:span text:style-name="T44">otros AVR</text:span><text:span text:style-name="T43">.</text:span></text:p>
      <text:p text:style-name="P2">Lenguaje estándar: <text:span text:style-name="T10">C.</text:span></text:p>
      <text:p text:style-name="P2">Herramientas de desarrollo:<text:span text:style-name="T46"> </text:span><text:span text:style-name="T47">Arduino Ide</text:span></text:p>
      <table:table table:name="Kit1" table:style-name="Kit1">
        <table:table-column table:style-name="Kit1.A"/>
        <table:table-column table:style-name="Kit1.B"/>
        <table:table-row>
          <table:table-cell table:style-name="Kit1.A1" office:value-type="string">
            <text:p text:style-name="P25">Kit:</text:p>
          </table:table-cell>
          <table:table-cell table:style-name="Kit1.B1" office:value-type="string">
            <text:p text:style-name="P31">Arduino Uno</text:p>
          </table:table-cell>
        </table:table-row>
        <table:table-row>
          <table:table-cell table:style-name="Kit1.A2" office:value-type="string">
            <text:p text:style-name="P31">Web:</text:p>
          </table:table-cell>
          <table:table-cell table:style-name="Kit1.B2" office:value-type="string">
            <text:p text:style-name="P19"><text:a xlink:type="simple" xlink:href="http://arduino.cc/en/Main/ArduinoBoardUno"><text:span text:style-name="T3">http://arduino.cc/en/Main/ArduinoBoardUno</text:span></text:a></text:p>
          </table:table-cell>
        </table:table-row>
        <table:table-row>
          <table:table-cell table:style-name="Kit1.A2" office:value-type="string">
            <text:p text:style-name="P56">Características generales:</text:p>
          </table:table-cell>
          <table:table-cell table:style-name="Kit1.B2" office:value-type="string">
            <text:p text:style-name="P119"><text:span text:style-name="T50">Es una placa basada en el microcontrolador ATmega328. </text:span></text:p>
            <text:p text:style-name="P118"><text:span text:style-name="T49">0.5 kb de la memoria flash son utilizados por bootloader.</text:span></text:p>
            <text:p text:style-name="P119"><text:span text:style-name="T50">Existe una placa construida en uruguay llamada Urduino328, la cuál es compatible con la Arduino Uno y tiene un costo aproximado de 50 dólares.</text:span></text:p>
          </table:table-cell>
        </table:table-row>
        <table:table-row>
          <table:table-cell table:style-name="Kit1.A2" office:value-type="string">
            <text:p text:style-name="P25"><text:span text:style-name="T49">Microcontrolador</text:span>:</text:p>
          </table:table-cell>
          <table:table-cell table:style-name="Kit1.B2" office:value-type="string">
            <text:p text:style-name="P31">ATmega328</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26">Kit:</text:p>
          </table:table-cell>
          <table:table-cell table:style-name="Table4.B1" office:value-type="string">
            <text:p text:style-name="P20"><text:span text:style-name="T3">Arduino </text:span><text:span text:style-name="T48">Leonardo</text:span></text:p>
          </table:table-cell>
        </table:table-row>
        <table:table-row>
          <table:table-cell table:style-name="Table4.A2" office:value-type="string">
            <text:p text:style-name="P32">Web:</text:p>
          </table:table-cell>
          <table:table-cell table:style-name="Table4.B2" office:value-type="string">
            <text:p text:style-name="P117"><text:a xlink:type="simple" xlink:href="http://arduino.cc/en/Main/ArduinoBoardLeonardo"><text:span text:style-name="T48">http://arduino.cc/en/Main/ArduinoBoardLeonardo</text:span></text:a></text:p>
          </table:table-cell>
        </table:table-row>
        <table:table-row>
          <table:table-cell table:style-name="Table4.A2" office:value-type="string">
            <text:p text:style-name="P57">Características generales:</text:p>
          </table:table-cell>
          <table:table-cell table:style-name="Table4.B2" office:value-type="string">
            <text:p text:style-name="P117"><text:span text:style-name="T48">Es una placa basada en el microcontrolador ATmega32u4. </text:span><text:span text:style-name="T49">Tiene 20 pins de entrada/salida digitales, frecuencia de 16 MHz y conección micro USB. </text:span></text:p>
            <text:p text:style-name="P118"><text:span text:style-name="T49">La diferencia principal con otras placas es que el microcontrolador permite la comunicación usb sin necesidad de un microcontrolador secundario que la implemente.</text:span></text:p>
            <text:p text:style-name="P118"><text:span text:style-name="T49">Un bootloader es incluído, el cuál se puede utilizar para programar la placa sin un programador por hardware. Éste bootloader ocupa 4 kb de la memoria Flash del microcontrolador, puede ser eliminado pero teniendo en cuenta que luego no se cuenta con su funcionalidad.</text:span></text:p>
          </table:table-cell>
        </table:table-row>
        <table:table-row>
          <table:table-cell table:style-name="Table4.A2" office:value-type="string">
            <text:p text:style-name="P26"><text:span text:style-name="T49">Microcontrolador</text:span>:</text:p>
          </table:table-cell>
          <table:table-cell table:style-name="Table4.B2" office:value-type="string">
            <text:p text:style-name="P118"><text:span text:style-name="T49">ATmega32u4</text:span></text:p>
          </table:table-cell>
        </table:table-row>
      </table:table>
      <text:h text:style-name="P67" text:outline-level="2"/>
      <table:table table:name="Table5" table:style-name="Table5">
        <table:table-column table:style-name="Table5.A"/>
        <table:table-column table:style-name="Table5.B"/>
        <table:table-row>
          <table:table-cell table:style-name="Table5.A1" office:value-type="string">
            <text:p text:style-name="P120"><text:span text:style-name="T50">Kit:</text:span></text:p>
          </table:table-cell>
          <table:table-cell table:style-name="Table5.B1" office:value-type="string">
            <text:p text:style-name="P122"><text:span text:style-name="T50">Arduino </text:span><text:span text:style-name="T51">Due</text:span></text:p>
          </table:table-cell>
        </table:table-row>
        <table:table-row>
          <table:table-cell table:style-name="Table5.A2" office:value-type="string">
            <text:p text:style-name="P123"><text:span text:style-name="T51">Web: </text:span></text:p>
          </table:table-cell>
          <table:table-cell table:style-name="Table5.B2" office:value-type="string">
            <text:p text:style-name="P125"><text:a xlink:type="simple" xlink:href="http://arduino.cc/en/Main/ArduinoBoardDue"><text:span text:style-name="T51">http://arduino.cc/en/Main/ArduinoBoardDue</text:span></text:a></text:p>
          </table:table-cell>
        </table:table-row>
        <table:table-row>
          <table:table-cell table:style-name="Table5.A2" office:value-type="string">
            <text:p text:style-name="P123"><text:span text:style-name="T51">Características:</text:span></text:p>
          </table:table-cell>
          <table:table-cell table:style-name="Table5.B2" office:value-type="string">
            <text:p text:style-name="P125"><text:span text:style-name="T51">Es la primer placa arduino basada en la arquitectura ARM de 32 bits. Tiene 54 pins de entrada/salida digital, 12 de los cuáles pueden ser usados como salidas PWM. 12 entradas analógicas, un reloj de 84 MHz integrado, conección USB, 2 convertidores digital-analógico. Un botón de reset y un botón de borrado.</text:span></text:p>
            <text:p text:style-name="P125"><text:span text:style-name="T51">A diferencia de otras placas, ésta placa corre con un voltaje de 3.3V.</text:span></text:p>
            <text:p text:style-name="P127"><text:span text:style-name="T51">La mejora sustancial con respecto a otras placas, puede ejecutar</text:span><text:span text:style-name="T53">http://arduino.cc/en/Main/Robot</text:span><text:span text:style-name="T51"> operaciones sobre 4 bytes en un sólo ciclo de reloj, tiene una frecuencia alta de reloj, 96 kbytes de SRAM, 512 kb de memoria flash para código y un controlador DMA para liberar el CPU de tareas basadas en muchos accesos a memoria.</text:span></text:p>
            <text:p text:style-name="P125"><text:span text:style-name="T51">El bootloader que incluye viene de fábrica y está en una ROM dedicada, por lo que no ocupa espacio de la memoria Flash.</text:span></text:p>
          </table:table-cell>
        </table:table-row>
        <table:table-row>
          <table:table-cell table:style-name="Table5.A2" office:value-type="string">
            <text:p text:style-name="P129"><text:span text:style-name="T51">Microcontrolador:</text:span></text:p>
          </table:table-cell>
          <table:table-cell table:style-name="Table5.B2" office:value-type="string">
            <text:p text:style-name="P20">Atmel SAM3X8E ARM Cortex-M3</text:p>
          </table:table-cell>
        </table:table-row>
      </table:table>
      <text:p text:style-name="Text_20_body"><text:span text:style-name="T52"/></text:p>
      <table:table table:name="Table6" table:style-name="Table6">
        <table:table-column table:style-name="Table6.A"/>
        <table:table-column table:style-name="Table6.B"/>
        <table:table-row>
          <table:table-cell table:style-name="Table6.A1" office:value-type="string">
            <text:p text:style-name="P121"><text:span text:style-name="T52">Kit:</text:span></text:p>
          </table:table-cell>
          <table:table-cell table:style-name="Table6.B1" office:value-type="string">
            <text:p text:style-name="P124"><text:span text:style-name="T52">Arduino Robot</text:span></text:p>
          </table:table-cell>
        </table:table-row>
        <table:table-row>
          <table:table-cell table:style-name="Table6.A2" office:value-type="string">
            <text:p text:style-name="P124"><text:span text:style-name="T52">Web:</text:span></text:p>
          </table:table-cell>
          <table:table-cell table:style-name="Table6.B2" office:value-type="string">
            <text:p text:style-name="P126"><text:a xlink:type="simple" xlink:href="http://arduino.cc/en/Main/Robot"><text:span text:style-name="T52">http://arduino.cc/en/Main/Robot</text:span></text:a></text:p>
          </table:table-cell>
        </table:table-row>
        <table:table-row>
          <table:table-cell table:style-name="Table6.A2" office:value-type="string">
            <text:p text:style-name="P130"><text:span text:style-name="T52">Características:</text:span></text:p>
          </table:table-cell>
          <table:table-cell table:style-name="Table6.B2" office:value-type="string">
            <text:p text:style-name="P126"><text:span text:style-name="T52">Es el primer Arduino sobre ruedas oficial. Cuenta con dos procesadores, cada uno sobre una placa. Hay una placa utilizada para controlar los motores, y otra placa de control que maneja los sensores y decide como operar.</text:span></text:p>
            <text:p text:style-name="P126"><text:span text:style-name="T52">Cada placa se puede programar por separado usando el IDE Arduino. Alguons de los pines de la placa ya están mapeados a sensores y actuadores.</text:span></text:p>
            <text:p text:style-name="P126"><text:span text:style-name="T52">El chasis cuenta con una brújula, un parlante, un panel de control de 5 botones, leds, conexiones I2C, dos ruedas y sensores infrarrojos. También tiene zonas de prototipado.</text:span></text:p>
          </table:table-cell>
        </table:table-row>
        <table:table-row>
          <table:table-cell table:style-name="Table6.A2" office:value-type="string">
            <text:p text:style-name="P121"><text:span text:style-name="T52">Microcontrolador:</text:span></text:p>
          </table:table-cell>
          <table:table-cell table:style-name="Table6.B2" office:value-type="string">
            <text:p text:style-name="P124"><text:span text:style-name="T52">2 microcontroladores ATmega32u4</text:span></text:p>
          </table:table-cell>
        </table:table-row>
      </table:table>
      <text:h text:style-name="P63" text:outline-level="2"/>
      <text:h text:style-name="P71" text:outline-level="2"><text:bookmark-start text:name="__RefHeading__1239_979383236"/><text:span text:style-name="T1">Kits Fischer</text:span><text:span text:style-name="T5">TECHNIK</text:span><text:bookmark-end text:name="__RefHeading__1239_979383236"/></text:h>
      <text:p text:style-name="P17"><text:s text:c="13"/></text:p>
      <text:p text:style-name="P17"/>
      <table:table table:name="Table15" table:style-name="Table15">
        <table:table-column table:style-name="Table15.A"/>
        <table:table-column table:style-name="Table15.B"/>
        <table:table-row>
          <table:table-cell table:style-name="Table15.A1" office:value-type="string">
            <text:p text:style-name="P27">Kit:</text:p>
          </table:table-cell>
          <table:table-cell table:style-name="Table15.B1" office:value-type="string">
            <text:p text:style-name="P23"><text:span text:style-name="T6">ROBO TX </text:span><text:span text:style-name="T7">Controller</text:span></text:p>
          </table:table-cell>
        </table:table-row>
        <table:table-row>
          <table:table-cell table:style-name="Table15.A2" office:value-type="string">
            <text:p text:style-name="P33">Webpage:</text:p>
          </table:table-cell>
          <table:table-cell table:style-name="Table15.B2" office:value-type="string">
            <text:p text:style-name="P24"><text:a xlink:type="simple" xlink:href="http://www.fischertechnik.de/en/Home/info/computing/ROBO-TX-Controller.aspx/usetemplate-1_column_no_pano/"><text:span text:style-name="T7">http://www.fischertechnik.de/en/Home/info/computing/ROBO-TX-Controller.aspx/usetemplate-1_column_no_pano/</text:span></text:a></text:p>
          </table:table-cell>
        </table:table-row>
        <table:table-row>
          <table:table-cell table:style-name="Table15.A2" office:value-type="string">
            <text:p text:style-name="P58">Características generales:</text:p>
          </table:table-cell>
          <table:table-cell table:style-name="Table15.B2" office:value-type="string">
            <text:p text:style-name="P132">….</text:p>
          </table:table-cell>
        </table:table-row>
        <table:table-row>
          <table:table-cell table:style-name="Table15.A2" office:value-type="string">
            <text:p text:style-name="P27">Procesador:</text:p>
          </table:table-cell>
          <table:table-cell table:style-name="Table15.B2" office:value-type="string">
            <text:p text:style-name="P34">32-bit processor, 200 MHz.</text:p>
          </table:table-cell>
        </table:table-row>
        <table:table-row>
          <table:table-cell table:style-name="Table15.A2" office:value-type="string">
            <text:p text:style-name="P35">Interfaces:</text:p>
          </table:table-cell>
          <table:table-cell table:style-name="Table15.B2" office:value-type="string">
            <text:p text:style-name="P133">...</text:p>
          </table:table-cell>
        </table:table-row>
      </table:table>
      <text:h text:style-name="P64" text:outline-level="2"/>
      <text:h text:style-name="P72" text:outline-level="2"><text:bookmark-start text:name="__RefHeading__1241_979383236"/><text:span text:style-name="T1">Kits Lego </text:span><text:span text:style-name="T5">Mindstorms</text:span><text:bookmark-end text:name="__RefHeading__1241_979383236"/></text:h>
      <text:p text:style-name="P15"><text:s text:c="9"/></text:p>
      <table:table table:name="Table14" table:style-name="Table14">
        <table:table-column table:style-name="Table14.A"/>
        <table:table-column table:style-name="Table14.B"/>
        <table:table-row>
          <table:table-cell table:style-name="Table14.A1" office:value-type="string">
            <text:p text:style-name="P27">Kit:</text:p>
          </table:table-cell>
          <table:table-cell table:style-name="Table14.B1" office:value-type="string">
            <text:p text:style-name="P35">NXT Intelligent brick</text:p>
          </table:table-cell>
        </table:table-row>
        <table:table-row>
          <table:table-cell table:style-name="Table14.A2" office:value-type="string">
            <text:p text:style-name="P33">Webpage:</text:p>
          </table:table-cell>
          <table:table-cell table:style-name="Table14.B2" office:value-type="string">
            <text:p text:style-name="P22"><text:a xlink:type="simple" xlink:href="http://shop.lego.com/en-US/NXT-Intelligent-Brick-9841"><text:span text:style-name="T5">http://shop.lego.com/en-US/NXT-Intelligent-Brick-9841</text:span></text:a></text:p>
          </table:table-cell>
        </table:table-row>
        <table:table-row>
          <table:table-cell table:style-name="Table14.A2" office:value-type="string">
            <text:p text:style-name="P58">Características generales:</text:p>
          </table:table-cell>
          <table:table-cell table:style-name="Table14.B2" office:value-type="string">
            <text:p text:style-name="P132"/>
          </table:table-cell>
        </table:table-row>
        <table:table-row>
          <table:table-cell table:style-name="Table14.A2" office:value-type="string">
            <text:p text:style-name="P27">Procesador:</text:p>
          </table:table-cell>
          <table:table-cell table:style-name="Table14.B2" office:value-type="string">
            <text:p text:style-name="P35">32-bit ARM7 microprocessor</text:p>
          </table:table-cell>
        </table:table-row>
        <table:table-row>
          <table:table-cell table:style-name="Table14.A2" office:value-type="string">
            <text:p text:style-name="P35">Interfaces:</text:p>
          </table:table-cell>
          <table:table-cell table:style-name="Table14.B2" office:value-type="string">
            <text:p text:style-name="P35">Support for Bluetooth, 1 USB 2.0 port, 4 input ports, 3 output ports.</text:p>
          </table:table-cell>
        </table:table-row>
        <table:table-row>
          <table:table-cell table:style-name="Table14.A2" office:value-type="string">
            <text:p text:style-name="P33">Precio estimado:</text:p>
          </table:table-cell>
          <table:table-cell table:style-name="Table14.B2" office:value-type="string">
            <text:p text:style-name="P35">US$ 149.99</text:p>
          </table:table-cell>
        </table:table-row>
      </table:table>
      <text:h text:style-name="P64" text:outline-level="2"/>
      <text:h text:style-name="P73" text:outline-level="2"><text:bookmark-start text:name="__RefHeading__1243_979383236"/>Kits Mbed<text:bookmark-end text:name="__RefHeading__1243_979383236"/></text:h>
      <text:p text:style-name="P1"><text:span text:style-name="T1">Procesadores y arquitectura: </text:span><text:span text:style-name="T4">ARM Cortex-M3 (ARM)</text:span></text:p>
      <text:p text:style-name="P4">Descripción general:<text:span text:style-name="T11"> <text:s/></text:span></text:p>
      <text:p text:style-name="P16"/>
      <table:table table:name="Table12" table:style-name="Table12">
        <table:table-column table:style-name="Table12.A"/>
        <table:table-column table:style-name="Table12.B"/>
        <table:table-row>
          <table:table-cell table:style-name="Table12.A1" office:value-type="string">
            <text:p text:style-name="P28">Kit:</text:p>
          </table:table-cell>
          <table:table-cell table:style-name="Table12.B1" office:value-type="string">
            <text:p text:style-name="P36">NXP LPC11U24</text:p>
          </table:table-cell>
        </table:table-row>
        <table:table-row>
          <table:table-cell table:style-name="Table12.A2" office:value-type="string">
            <text:p text:style-name="P36">Homepage:</text:p>
          </table:table-cell>
          <table:table-cell table:style-name="Table12.B2" office:value-type="string">
            <text:p text:style-name="P21"><text:a xlink:type="simple" xlink:href="https://mbed.org/handbook/mbed-NXP-LPC11U24"><text:span text:style-name="T4">https://mbed.org/handbook/mbed-NXP-LPC11U24</text:span></text:a></text:p>
          </table:table-cell>
        </table:table-row>
        <table:table-row>
          <table:table-cell table:style-name="Table12.A2" office:value-type="string">
            <text:p text:style-name="P28">Características generales:</text:p>
          </table:table-cell>
          <table:table-cell table:style-name="Table12.B2" office:value-type="string">
            <text:p text:style-name="P131"/>
          </table:table-cell>
        </table:table-row>
        <table:table-row>
          <table:table-cell table:style-name="Table12.A2" office:value-type="string">
            <text:p text:style-name="P28">Procesador:</text:p>
          </table:table-cell>
          <table:table-cell table:style-name="Table12.B2" office:value-type="string">
            <text:p text:style-name="P36">32-bit ARM Cortex-M0</text:p>
          </table:table-cell>
        </table:table-row>
        <table:table-row>
          <table:table-cell table:style-name="Table12.A2" office:value-type="string">
            <text:p text:style-name="P128"><text:span text:style-name="T59">Interfaces:</text:span></text:p>
          </table:table-cell>
          <table:table-cell table:style-name="Table12.B2" office:value-type="string">
            <text:p text:style-name="P131"/>
          </table:table-cell>
        </table:table-row>
      </table:table>
      <text:p text:style-name="P4"/>
      <table:table table:name="Table13" table:style-name="Table13">
        <table:table-column table:style-name="Table13.A"/>
        <table:table-column table:style-name="Table13.B"/>
        <table:table-row>
          <table:table-cell table:style-name="Table13.A1" office:value-type="string">
            <text:p text:style-name="P28">Kit:</text:p>
          </table:table-cell>
          <table:table-cell table:style-name="Table13.B1" office:value-type="string">
            <text:p text:style-name="P36">NXP LPC1768</text:p>
          </table:table-cell>
        </table:table-row>
        <table:table-row>
          <table:table-cell table:style-name="Table13.A2" office:value-type="string">
            <text:p text:style-name="P36">Homepage:</text:p>
          </table:table-cell>
          <table:table-cell table:style-name="Table13.B2" office:value-type="string">
            <text:p text:style-name="P21"><text:a xlink:type="simple" xlink:href="http://mbed.org/platforms/mbed-LPC1768/"><text:span text:style-name="T4">http://mbed.org/platforms/mbed-LPC1768/</text:span></text:a></text:p>
          </table:table-cell>
        </table:table-row>
        <table:table-row>
          <table:table-cell table:style-name="Table13.A4" office:value-type="string">
            <text:p text:style-name="P28">Características generales:</text:p>
          </table:table-cell>
          <table:table-cell table:style-name="Table13.B3" office:value-type="string">
            <text:p text:style-name="P36">Diseñada para prototipado rápido de aplicaciones de microcontroladores en general, Ethernet, USB.</text:p>
            <text:p text:style-name="P36">Tiene flexibilidad para varios periféricos y memoria FLASH.</text:p>
          </table:table-cell>
        </table:table-row>
        <table:table-row>
          <table:table-cell table:style-name="Table13.A4" office:value-type="string">
            <text:p text:style-name="P28">Procesador:</text:p>
          </table:table-cell>
          <table:table-cell table:style-name="Table13.B4" office:value-type="string">
            <text:p text:style-name="P36">32-bit ARM Cortex-M3, 96MHz</text:p>
          </table:table-cell>
        </table:table-row>
        <table:table-row>
          <table:table-cell table:style-name="Table13.A5" office:value-type="string">
            <text:p text:style-name="P36">Memoria:</text:p>
          </table:table-cell>
          <table:table-cell table:style-name="Table13.B5" office:value-type="string">
            <text:p text:style-name="P36">512kb FLASH, 32kb RAM</text:p>
          </table:table-cell>
        </table:table-row>
        <table:table-row>
          <table:table-cell table:style-name="Table13.A6" office:value-type="string">
            <text:p text:style-name="P36">Interfaces:</text:p>
          </table:table-cell>
          <table:table-cell table:style-name="Table13.B6" office:value-type="string">
            <text:p text:style-name="P36">Ethernet, USB Host y Device, 2xSPI, 2xI2C, 3xUART, CAN, 6xPWM, 6xADC, GPIO.</text:p>
            <text:p text:style-name="P36">40 pines. Built-in USB programming interface (drag and drop FLASH programmer)</text:p>
          </table:table-cell>
        </table:table-row>
      </table:table>
      <text:h text:style-name="P65" text:outline-level="2"/>
      <text:h text:style-name="P75" text:outline-level="2"><text:bookmark-start text:name="__RefHeading__1245_979383236"/><text:span text:style-name="T1">Kits Roboti</text:span><text:span text:style-name="T33">s</text:span><text:bookmark-end text:name="__RefHeading__1245_979383236"/></text:h>
      <text:p text:style-name="P80">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p>
      <text:h text:style-name="Heading_20_3" text:outline-level="3"><text:bookmark-start text:name="__RefHeading__1247_979383236"/>Procesadores y arquitectura<text:bookmark-end text:name="__RefHeading__1247_979383236"/></text:h>
      <text:p text:style-name="P5"><text:s text:c="2"/><text:span text:style-name="T17">CM-510, controlador ATMega128. Arquitectura AVR.</text:span></text:p>
      <text:p text:style-name="P10"><text:s text:c="2"/>CM-530, controlador ARM Cortex M3 de 32bit. Arquitectura ARM.</text:p>
      <text:p text:style-name="P10"><text:s text:c="2"/><text:span text:style-name="T27">CM-100A, controlador ATMega 8.</text:span></text:p>
      <text:h text:style-name="Heading_20_3" text:outline-level="3"><text:bookmark-start text:name="__RefHeading__1249_979383236"/><text:span text:style-name="T17">Lenguaje</text:span><text:span text:style-name="T34">s</text:span><text:bookmark-end text:name="__RefHeading__1249_979383236"/></text:h>
      <text:p text:style-name="P7"><text:span text:style-name="T17"><text:s text:c="2"/>C </text:span><text:span text:style-name="T21">embebido</text:span><text:span text:style-name="T17">. </text:span><text:span text:style-name="T31">Archivos .tsk, lenguaje Task.</text:span></text:p>
      <text:h text:style-name="P109" text:outline-level="3"><text:bookmark-start text:name="__RefHeading__1251_979383236"/>Herramientas de desarrollo<text:bookmark-end text:name="__RefHeading__1251_979383236"/></text:h>
      <text:p text:style-name="P7"><text:span text:style-name="T17"><text:s text:c="2"/>IDE RoboPlus, se pueden generar tareas, movimientos programados del robot en base a movimiento de motores y un diseño tridimensional. Se pueden editar las tareas generadas </text:span><text:span text:style-name="T20">en</text:span><text:span text:style-name="T17"> el entorno de desarrollo.</text:span></text:p>
      <table:table table:name="Table1" table:style-name="Table1">
        <table:table-column table:style-name="Table1.A"/>
        <table:table-column table:style-name="Table1.B"/>
        <table:table-row>
          <table:table-cell table:style-name="Table1.A1" office:value-type="string">
            <text:p text:style-name="P25">Kit:</text:p>
          </table:table-cell>
          <table:table-cell table:style-name="Table1.B1" office:value-type="string">
            <text:p text:style-name="P25">Bioloid <text:span text:style-name="T8">STEM</text:span></text:p>
          </table:table-cell>
        </table:table-row>
        <table:table-row>
          <table:table-cell table:style-name="Table1.A2" office:value-type="string">
            <text:p text:style-name="P25">Características generales:</text:p>
          </table:table-cell>
          <table:table-cell table:style-name="Table1.B2" office:value-type="string">
            <text:p text:style-name="P40">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25"><text:span text:style-name="T17">Controlador</text:span>:</text:p>
          </table:table-cell>
          <table:table-cell table:style-name="Table1.B2" office:value-type="string">
            <text:p text:style-name="P41">CM-530</text:p>
          </table:table-cell>
        </table:table-row>
        <table:table-row>
          <table:table-cell table:style-name="Table1.A2" office:value-type="string">
            <text:p text:style-name="P40">Componentes:</text:p>
          </table:table-cell>
          <table:table-cell table:style-name="Table1.B2" office:value-type="string">
            <text:p text:style-name="P39"><text:span text:style-name="T20">Sensor Infrarrojo, array </text:span><text:span text:style-name="T21">de 7 sensores </text:span><text:span text:style-name="T20">infrarrojo</text:span><text:span text:style-name="T21">s (detectan objetos)</text:span><text:span text:style-name="T20">, </text:span><text:span text:style-name="T21">alimentación con 6 baterías AA o LR6, control remoto y receptor, 6 motores dinamixel (2 AX-12W de alta velocidad para funcionar como ejes de ruedas y 4 AX-12A). Contiene un kit de piezas y partes para dar estructura, compatible con las piezas del kit Robotis OLLO.</text:span></text:p>
          </table:table-cell>
        </table:table-row>
      </table:table>
      <text:p text:style-name="P6"/>
      <table:table table:name="Table16" table:style-name="Table16">
        <table:table-column table:style-name="Table16.A"/>
        <table:table-column table:style-name="Table16.B"/>
        <table:table-row>
          <table:table-cell table:style-name="Table16.A1" office:value-type="string">
            <text:p text:style-name="P29">Kit:</text:p>
          </table:table-cell>
          <table:table-cell table:style-name="Table16.B1" office:value-type="string">
            <text:p text:style-name="P29">Bioloid <text:span text:style-name="T8">Premium</text:span></text:p>
          </table:table-cell>
        </table:table-row>
        <table:table-row>
          <table:table-cell table:style-name="Table16.A2" office:value-type="string">
            <text:p text:style-name="P29">Características generales:</text:p>
          </table:table-cell>
          <table:table-cell table:style-name="Table16.B2" office:value-type="string">
            <text:p text:style-name="P59">Diseñado para educación, competiciones y entretenimiento. <text:span text:style-name="T23">Se pueden construir variedad de robots de ejemplo como humanoide, araña, animales. El kit contiene 29 ejemplos de robot y programas de ejemplo.</text:span></text:p>
          </table:table-cell>
        </table:table-row>
        <table:table-row>
          <table:table-cell table:style-name="Table16.A2" office:value-type="string">
            <text:p text:style-name="P29"><text:span text:style-name="T23">Controlador</text:span>:</text:p>
          </table:table-cell>
          <table:table-cell table:style-name="Table16.B2" office:value-type="string">
            <text:p text:style-name="P40">CM-530</text:p>
          </table:table-cell>
        </table:table-row>
        <table:table-row>
          <table:table-cell table:style-name="Table16.A2" office:value-type="string">
            <text:p text:style-name="P42">Componentes:</text:p>
          </table:table-cell>
          <table:table-cell table:style-name="Table16.B2" office:value-type="string">
            <text:p text:style-name="P42">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50"/>
      <table:table table:name="Table17" table:style-name="Table17">
        <table:table-column table:style-name="Table17.A"/>
        <table:table-column table:style-name="Table17.B"/>
        <table:table-row>
          <table:table-cell table:style-name="Table17.A1" office:value-type="string">
            <text:p text:style-name="P29">Kit:</text:p>
          </table:table-cell>
          <table:table-cell table:style-name="Table17.B1" office:value-type="string">
            <text:p text:style-name="P29">Bioloid <text:span text:style-name="T8">GP</text:span></text:p>
          </table:table-cell>
        </table:table-row>
        <table:table-row>
          <table:table-cell table:style-name="Table17.A2" office:value-type="string">
            <text:p text:style-name="P29">Características generales:</text:p>
          </table:table-cell>
          <table:table-cell table:style-name="Table17.B2" office:value-type="string">
            <text:p text:style-name="P46"><text:span text:style-name="T25">Humanoide o</text:span><text:span text:style-name="T24">ptimizado para competencias robóticas. </text:span><text:span text:style-name="T25">Esqueleto liviano y resistente. Instrucciones para jugar al fútbol y hacer tareas de recolección pre-programadas. Ajuste automático de postura con sensor giroscópico.</text:span></text:p>
          </table:table-cell>
        </table:table-row>
        <table:table-row>
          <table:table-cell table:style-name="Table17.A2" office:value-type="string">
            <text:p text:style-name="P29"><text:span text:style-name="T25">Controlador</text:span>:</text:p>
          </table:table-cell>
          <table:table-cell table:style-name="Table17.B2" office:value-type="string">
            <text:p text:style-name="P43">CM-530</text:p>
          </table:table-cell>
        </table:table-row>
        <table:table-row>
          <table:table-cell table:style-name="Table17.A2" office:value-type="string">
            <text:p text:style-name="P113">Componentes:</text:p>
          </table:table-cell>
          <table:table-cell table:style-name="Table17.B2" office:value-type="string">
            <text:p text:style-name="P113">18 motores dinamixel (8xAX-12A, 10xAX-18A), batería Li-Po, sensor giroscópico, control remoto y receptor, sensor de distancia, marco de piezas de aluminio.</text:p>
          </table:table-cell>
        </table:table-row>
      </table:table>
      <text:p text:style-name="P51"/>
      <table:table table:name="Table2" table:style-name="Table2">
        <table:table-column table:style-name="Table2.A"/>
        <table:table-column table:style-name="Table2.B"/>
        <table:table-row>
          <table:table-cell table:style-name="Table2.A1" office:value-type="string">
            <text:p text:style-name="P25">Kit:</text:p>
          </table:table-cell>
          <table:table-cell table:style-name="Table2.B1" office:value-type="string">
            <text:p text:style-name="P25">Ollo</text:p>
          </table:table-cell>
        </table:table-row>
        <table:table-row>
          <table:table-cell table:style-name="Table2.A2" office:value-type="string">
            <text:p text:style-name="P25">Características generales:</text:p>
          </table:table-cell>
          <table:table-cell table:style-name="Table2.B2" office:value-type="string">
            <text:p text:style-name="P114">Diseñado para aprender y jugar con robots. Incluye variedad de piezas interconectables. </text:p>
            <text:p text:style-name="P114">Los circuitos están ocultos para poder ser utilizados por niños sin peligro. </text:p>
            <text:p text:style-name="P48"><text:span text:style-name="T26">Existen varios kits diseñados especialmente para educación, con currículas de ejercicios variados incrementales. Entre ellos se encuentran el kit Ollo Starter, Explorer, Inventor. </text:span><text:span text:style-name="T29">H</text:span><text:span text:style-name="T26">ay kits de entretenimiento como Ollo Figure, Ollo Action y Ollo Bug.</text:span></text:p>
            <text:p text:style-name="P115">Los ejercicios están organizados para comenzar con el diseño de la estructura del robot, luego aprender nociones de física y ciencias, y luego nociones de programación integrando sensores y actuadores.</text:p>
            <text:p text:style-name="P115">Cuenta con una batería de larga duración, la cuál dura hasta 10 horas.</text:p>
            <text:p text:style-name="P115">Se integra con el IDE RoboPlus de Robotis, y las piezas son reutilizables con los kits de Robotis Bioloid.</text:p>
            <text:p text:style-name="P47"><text:span text:style-name="T27">Para programarlo hay que utilizar el software RoboPlus, o generar archivos .tsk respetando el formato del lenguaje </text:span><text:span text:style-name="T30">de las Tasks de RoboPlus</text:span><text:span text:style-name="T27">.</text:span></text:p>
          </table:table-cell>
        </table:table-row>
        <table:table-row>
          <table:table-cell table:style-name="Table2.A2" office:value-type="string">
            <text:p text:style-name="P25"><text:span text:style-name="T26">Controlador</text:span>:</text:p>
          </table:table-cell>
          <table:table-cell table:style-name="Table2.B2" office:value-type="string">
            <text:p text:style-name="P115">CM-100A</text:p>
          </table:table-cell>
        </table:table-row>
        <table:table-row>
          <table:table-cell table:style-name="Table2.A2" office:value-type="string">
            <text:p text:style-name="P116">Componentes:</text:p>
          </table:table-cell>
          <table:table-cell table:style-name="Table2.B2" office:value-type="string">
            <text:p text:style-name="P116">Varían según el kit, generalmente todos tienen sensores infrarrojos, el CM-100A tiene 3 conectores para sensores infrarrojos. Tiene lugar para agregar un receptor inalámbrico. También hay motores similares a los dinamixel.</text:p>
          </table:table-cell>
        </table:table-row>
      </table:table>
      <text:h text:style-name="P66" text:outline-level="2"/>
      <text:h text:style-name="P74" text:outline-level="2"><text:bookmark-start text:name="__RefHeading__1253_979383236"/>Kit USB4Butia<text:bookmark-end text:name="__RefHeading__1253_979383236"/></text:h>
      <text:p text:style-name="P18"><text:span text:style-name="T35">USB4Butiá surgió derivada de un proyecto de grado de Facultad de Ingeniería </text:span><text:span text:style-name="T36">- UdelaR</text:span><text:span text:style-name="T35">.</text:span><text:span text:style-name="T12">[ref]</text:span><text:span text:style-name="T35"> Como característica principal es un kit económico y con un diseño abierto.</text:span></text:p>
      <text:p text:style-name="P81">El diseño de la placa está publicado junto con instrucciones para construirla, además sus componentes se seleccionaron por ser económicos y de fácil acceso en el medio local.</text:p>
      <text:p text:style-name="P81">La placa está pensada principalmente para aumentar capacidades sensoriales y de actuación del robot Butiá.</text:p>
      <text:h text:style-name="P111" text:outline-level="3"><text:bookmark-start text:name="__RefHeading__1255_979383236"/>Procesadores y arquitectura<text:bookmark-end text:name="__RefHeading__1255_979383236"/></text:h>
      <text:p text:style-name="P11"><text:span text:style-name="T27"><text:s text:c="2"/></text:span><text:span text:style-name="T37">PIC 18F4550 Microcontroller</text:span></text:p>
      <text:h text:style-name="P111" text:outline-level="3"><text:bookmark-start text:name="__RefHeading__1257_979383236"/><text:span text:style-name="T17">Lenguaje</text:span><text:span text:style-name="T34">s</text:span><text:bookmark-end text:name="__RefHeading__1257_979383236"/></text:h>
      <text:p text:style-name="P8"><text:span text:style-name="T17"><text:s text:c="2"/>C </text:span><text:span text:style-name="T21">embebido</text:span><text:span text:style-name="T17">. </text:span><text:span text:style-name="T31">Archivos .tsk, lenguaje Task.</text:span></text:p>
      <text:h text:style-name="P110" text:outline-level="3"><text:bookmark-start text:name="__RefHeading__1259_979383236"/>Herramientas de desarrollo<text:bookmark-end text:name="__RefHeading__1259_979383236"/></text:h>
      <text:p text:style-name="P83"><text:span text:style-name="T17"><text:s text:c="2"/>IDE </text:span><text:span text:style-name="T56">Tortubots</text:span><text:span text:style-name="T35">.</text:span></text:p>
      <table:table table:name="Table18" table:style-name="Table18">
        <table:table-column table:style-name="Table18.A"/>
        <table:table-column table:style-name="Table18.B"/>
        <table:table-row>
          <table:table-cell table:style-name="Table18.A1" office:value-type="string">
            <text:p text:style-name="P30">Kit:</text:p>
          </table:table-cell>
          <table:table-cell table:style-name="Table18.B1" office:value-type="string">
            <text:p text:style-name="P38">USB4Butia 1.9</text:p>
          </table:table-cell>
        </table:table-row>
        <table:table-row>
          <table:table-cell table:style-name="Table18.A2" office:value-type="string">
            <text:p text:style-name="P30">Características generales:</text:p>
          </table:table-cell>
          <table:table-cell table:style-name="Table18.B2" office:value-type="string">
            <text:p text:style-name="P38">Diseño abierto con elementos disponibles en el medio local (Uruguay), a relativamente bajo costo.</text:p>
            <text:p text:style-name="P44">Está diseñada para incluir periféricos de entrada o salida en las interfaces RJ45, y también puede controlar motores Dinamixel mediante una interfaz serial AX12.</text:p>
            <text:p text:style-name="P45">Tiene 8 hackpoints, pines de entrada/salida diseñados para ser manipulados directamente.</text:p>
          </table:table-cell>
        </table:table-row>
        <table:table-row>
          <table:table-cell table:style-name="Table18.A2" office:value-type="string">
            <text:p text:style-name="P30">Procesador:</text:p>
          </table:table-cell>
          <table:table-cell table:style-name="Table18.B2" office:value-type="string">
            <text:p text:style-name="P38">PIC 18F4550 Microcontroller</text:p>
          </table:table-cell>
        </table:table-row>
        <table:table-row>
          <table:table-cell table:style-name="Table18.A2" office:value-type="string">
            <text:p text:style-name="P38">Interfaces</text:p>
          </table:table-cell>
          <table:table-cell table:style-name="Table18.B2" office:value-type="string">
            <text:p text:style-name="P37"><text:span text:style-name="T10">1x</text:span><text:span text:style-name="T9">Usb, 6xRJ45, 1xAX12, 1xLed, </text:span><text:span text:style-name="T22">8xHackpoint</text:span></text:p>
          </table:table-cell>
        </table:table-row>
      </table:table>
      <text:p text:style-name="P49"/>
      <text:p text:style-name="P3"/>
      <text:h text:style-name="P104" text:outline-level="1"/>
      <text:h text:style-name="P106" text:outline-level="1"><text:bookmark-start text:name="__RefHeading__1261_979383236"/>Arquitecturas y <text:span text:style-name="T18">microcontroladores</text:span><text:bookmark-end text:name="__RefHeading__1261_979383236"/></text:h>
      <text:p text:style-name="P12">Aquí se presentan las diferentes arquitecturas de los microcontroladores utilizadas en los ejemplos </text:p>
      <text:p text:style-name="P91">ATmega328, AT91SAM3X8E, ATmega32u4, ATmega2560, ATmega168, ATmega328P, ATmega168V, ATmega328V</text:p>
      <text:h text:style-name="P68" text:outline-level="2"><text:bookmark-start text:name="__RefHeading__1263_979383236"/>ARM<text:bookmark-end text:name="__RefHeading__1263_979383236"/></text:h>
      <text:h text:style-name="Heading_20_4" text:outline-level="4"><text:bookmark-start text:name="__RefHeading__1265_979383236"/>ARM Cortex-M0<text:bookmark-end text:name="__RefHeading__1265_979383236"/></text:h>
      <text:p text:style-name="P92"><text:span text:style-name="T54">Es el procesador más pequeño existente de ARM.</text:span><text:span text:style-name="T14"> </text:span></text:p>
      <text:h text:style-name="Heading_20_4" text:outline-level="4"><text:bookmark-start text:name="__RefHeading__1267_979383236"/>ARM Cortex-M3 <text:span text:style-name="T27">32 bit</text:span><text:bookmark-end text:name="__RefHeading__1267_979383236"/></text:h>
      <text:p text:style-name="P103"><text:span text:style-name="T54">Diseñado para aplicaciónes de bajo costo y alto desempeño.</text:span></text:p>
      <text:h text:style-name="P77" text:outline-level="2"/>
      <text:h text:style-name="P76" text:outline-level="2"><text:bookmark-start text:name="__RefHeading__1269_979383236"/>Atmel<text:bookmark-end text:name="__RefHeading__1269_979383236"/></text:h>
      <text:h text:style-name="Heading_20_3" text:outline-level="3"><text:bookmark-start text:name="__RefHeading__1271_979383236"/>Basados en ARM Cortex<text:bookmark-end text:name="__RefHeading__1271_979383236"/></text:h>
      <text:p text:style-name="Text_20_body"><text:span text:style-name="T54">AT</text:span><text:span text:style-name="T55">91</text:span><text:span text:style-name="T54">SAM3X8E</text:span></text:p>
      <text:p text:style-name="Text_20_body"><text:span text:style-name="T54"><text:s/>Basado en ARM Cortex-M3</text:span></text:p>
      <text:h text:style-name="P112" text:outline-level="3"><text:bookmark-start text:name="__RefHeading__1273_979383236"/>AVR<text:bookmark-end text:name="__RefHeading__1273_979383236"/></text:h>
      <text:p text:style-name="P10">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P134" text:outline-level="4"><text:bookmark-start text:name="__RefHeading__1275_979383236"/>ATmega8<text:bookmark-end text:name="__RefHeading__1275_979383236"/></text:h>
      <text:p text:style-name="P82">8 kb de Flash de memoria programable, 1kb de SRAM, 512 k de EEPROM, conversión analógica/digital de 10 bits.</text:p>
      <text:p text:style-name="P82">Soporta una frecuencia máxima de 16 Mhz a 1 MIPS/MHz.</text:p>
      <text:p text:style-name="P101">Opera entre 2v y 3.5 volts. Se recomiendan 3 volts. Equivale a 2 baterías AA o LR.</text:p>
      <text:p text:style-name="P60"><text:span text:style-name="T28">Web: </text:span><text:a xlink:type="simple" xlink:href="http://www.atmel.com/devices/atmega8.aspx"><text:span text:style-name="T28">http://www.atmel.com/devices/atmega8.aspx</text:span></text:a></text:p>
      <text:h text:style-name="P135" text:outline-level="4"><text:bookmark-start text:name="__RefHeading__1277_979383236"/>ATmega128<text:bookmark-end text:name="__RefHeading__1277_979383236"/></text:h>
      <text:p text:style-name="P9"><text:span text:style-name="T15">Combina 128 kb de Flash, 4kb de SRAM, 4kb de EEPROM, conversión analógica/digital de 10 bits. Soporta hasta 16 </text:span><text:span text:style-name="T16">MIPS a un máximo de 16 </text:span><text:span text:style-name="T15">Mhz. </text:span><text:span text:style-name="T16">(</text:span><text:span text:style-name="T15">1 MIPS/M</text:span><text:span text:style-name="T16">H</text:span><text:span text:style-name="T15">z</text:span><text:span text:style-name="T16">)</text:span></text:p>
      <text:p text:style-name="P13">Es un microcontrolador AVR basado en RISC de 8 bit, bajo consumo eléctrico y alto desempeño.</text:p>
      <text:p text:style-name="P14">Opera entre 4.5 y 5.5 volts.</text:p>
      <text:p text:style-name="P13">Variantes: Atmega128 y ATmega128L.</text:p>
      <text:p text:style-name="P86"><text:span text:style-name="T16">Web: </text:span><text:a xlink:type="simple" xlink:href="http://www.atmel.com/devices/atmega128.aspx"><text:span text:style-name="T16">http://www.atmel.com/devices/atmega128.aspx</text:span></text:a></text:p>
      <text:h text:style-name="P136" text:outline-level="4"><text:bookmark-start text:name="__RefHeading__1279_979383236"/>ATmega<text:span text:style-name="T45">3</text:span>28<text:bookmark-end text:name="__RefHeading__1279_979383236"/></text:h>
      <text:p text:style-name="P79"><text:s text:c="2"/></text:p>
      <text:p text:style-name="P87"><text:span text:style-name="T16">Web: </text:span><text:a xlink:type="simple" xlink:href="http://www.atmel.com/devices/atmega328.aspx"><text:span text:style-name="T45">http://www.atmel.com/devices/atmega328.aspx</text:span></text:a></text:p>
      <text:p text:style-name="P87"><text:span text:style-name="T16"/></text:p>
      <text:h text:style-name="Heading_20_3" text:outline-level="3"><text:bookmark-start text:name="__RefHeading__1281_979383236"/><text:span text:style-name="T9">805</text:span><text:span text:style-name="T16">2</text:span><text:bookmark-end text:name="__RefHeading__1281_979383236"/></text:h>
      <text:p text:style-name="P61"><text:s text:c="2"/></text:p>
      <text:h text:style-name="P69" text:outline-level="2"><text:bookmark-start text:name="__RefHeading__1283_979383236"/><text:span text:style-name="T59">Microchip</text:span><text:bookmark-end text:name="__RefHeading__1283_979383236"/></text:h>
      <text:h text:style-name="P137" text:outline-level="4"><text:bookmark-start text:name="__RefHeading__1285_979383236"/>PIC18F4550<text:bookmark-end text:name="__RefHeading__1285_979383236"/></text:h>
      <text:p text:style-name="P98"><text:span text:style-name="T59">Producido también por la empresa Digikey. Frecuencia de 48 MHz (oscilador interno), controlador de 8bit, 32 kbytes de memoria Flash de programa, 2bkytes de memoria RAM, 256 bytes de EEPROM. </text:span></text:p>
      <text:p text:style-name="P52"/>
      <text:h text:style-name="P70" text:outline-level="2"><text:soft-page-break/></text:h>
      <text:h text:style-name="P107" text:outline-level="1"><text:bookmark-start text:name="__RefHeading__1287_979383236"/>Referencias<text:bookmark-end text:name="__RefHeading__1287_979383236"/></text:h>
      <text:p text:style-name="P94"/>
      <text:list xml:id="list3421396985190594615" text:style-name="L1">
        <text:list-item>
          <text:h text:style-name="P96" text:outline-level="1"><text:bookmark-start text:name="__RefHeading__1289_979383236"/><text:a xlink:type="simple" xlink:href="http://arduino.cc/"><text:span text:style-name="T2">http://arduino.cc</text:span></text:a><text:span text:style-name="T2"> </text:span><text:span text:style-name="T57">(último acceso 28-04-2014)</text:span><text:bookmark-end text:name="__RefHeading__1289_979383236"/></text:h>
        </text:list-item>
        <text:list-item>
          <text:h text:style-name="P96" text:outline-level="1"><text:bookmark-start text:name="__RefHeading__1291_979383236"/><text:a xlink:type="simple" xlink:href="http://www.fischertechnik.de/en/home.aspx"><text:span text:style-name="T5">http://www.fischertechnik.de/en/home.aspx</text:span></text:a><text:span text:style-name="T5"> </text:span><text:span text:style-name="T57">(último acceso 28-04-2014)</text:span><text:bookmark-end text:name="__RefHeading__1291_979383236"/></text:h>
        </text:list-item>
        <text:list-item>
          <text:h text:style-name="P97" text:outline-level="1"><text:bookmark-start text:name="__RefHeading__1533_979383236"/><text:a xlink:type="simple" xlink:href="http://www.lego.com/en-us/mindstorms"><text:span text:style-name="T58">http://www.lego.com/en-us/mindstorms</text:span></text:a><text:span text:style-name="T58"> (último acceso 28-04-2014)</text:span><text:bookmark-end text:name="__RefHeading__1533_979383236"/></text:h>
        </text:list-item>
        <text:list-item>
          <text:h text:style-name="P96" text:outline-level="1"><text:bookmark-start text:name="__RefHeading__1293_979383236"/><text:a xlink:type="simple" xlink:href="http://mbed.org/"><text:span text:style-name="T4">http://mbed.org</text:span></text:a><text:span text:style-name="T4"> </text:span><text:span text:style-name="T57">(último acceso 28-04-2014)</text:span><text:bookmark-end text:name="__RefHeading__1293_979383236"/></text:h>
        </text:list-item>
        <text:list-item>
          <text:h text:style-name="P96" text:outline-level="1"><text:bookmark-start text:name="__RefHeading__1295_979383236"/><text:a xlink:type="simple" xlink:href="http://www.robotis.com/xe"><text:span text:style-name="T32">http://www.robotis.com/xe</text:span></text:a><text:span text:style-name="T32"> </text:span><text:span text:style-name="T57">(último acceso 28-04-2014)</text:span><text:bookmark-end text:name="__RefHeading__1295_979383236"/></text:h>
        </text:list-item>
        <text:list-item>
          <text:h text:style-name="P96" text:outline-level="1"><text:bookmark-start text:name="__RefHeading__1297_979383236"/><text:a xlink:type="simple" xlink:href="http://www.fing.edu.uy/inco/grupos/mina/pGrado/pgusb/"><text:span text:style-name="T35">http://www.fing.edu.uy/inco/grupos/mina/pGrado/pgusb/</text:span></text:a><text:span text:style-name="T35"> Proyecto de grado USB4all </text:span><text:span text:style-name="T57">(último acceso 26-04-2014)</text:span><text:bookmark-end text:name="__RefHeading__1297_979383236"/></text:h>
        </text:list-item>
        <text:list-item>
          <text:h text:style-name="P96" text:outline-level="1"><text:bookmark-start text:name="__RefHeading__1299_979383236"/><text:a xlink:type="simple" xlink:href="http://www.fing.edu.uy/inco/proyectos/butia/mediawiki/index.php/USB4butiá"><text:span text:style-name="T19">http://www.fing.edu.uy/inco/proyectos/butia/mediawiki/index.php/USB4buti%C3%A1</text:span></text:a><text:span text:style-name="T19"> </text:span><text:span text:style-name="T35">Placa USB4Butiá </text:span><text:span text:style-name="T57">(último acceso 26-04-2014)</text:span><text:bookmark-end text:name="__RefHeading__1299_979383236"/></text:h>
        </text:list-item>
        <text:list-item>
          <text:h text:style-name="P96" text:outline-level="1"><text:bookmark-start text:name="__RefHeading__1301_979383236"/><text:a xlink:type="simple" xlink:href="http://www.fing.edu.uy/inco/proyectos/butia/mediawiki/index.php/Butia2"><text:span text:style-name="T35">http://www.fing.edu.uy/inco/proyectos/butia/mediawiki/index.php/Butia2</text:span></text:a><text:span text:style-name="T35"> Robot Butiá 2.0 </text:span><text:span text:style-name="T57">(último acceso 26-04-2014)</text:span><text:bookmark-end text:name="__RefHeading__1301_979383236"/></text:h>
        </text:list-item>
        <text:list-item>
          <text:h text:style-name="P96" text:outline-level="1"><text:bookmark-start text:name="__RefHeading__1303_979383236"/><text:a xlink:type="simple" xlink:href="http://www.arm.com/"><text:span text:style-name="T19">http://www.arm.com</text:span></text:a><text:span text:style-name="T19"> </text:span><text:span text:style-name="T57">(último acceso 28-04-2014)</text:span><text:bookmark-end text:name="__RefHeading__1303_979383236"/></text:h>
        </text:list-item>
        <text:list-item>
          <text:h text:style-name="P96" text:outline-level="1"><text:bookmark-start text:name="__RefHeading__1305_979383236"/><text:a xlink:type="simple" xlink:href="http://www.atmel.com/"><text:span text:style-name="T19">http://www.atmel.com</text:span></text:a><text:span text:style-name="T19"> </text:span><text:span text:style-name="T57">(último acceso 28-04-2014)</text:span><text:bookmark-end text:name="__RefHeading__1305_979383236"/></text:h>
        </text:list-item>
        <text:list-item>
          <text:h text:style-name="P95" text:outline-level="1"><text:bookmark-start text:name="__RefHeading__1307_979383236"/><text:a xlink:type="simple" xlink:href="http://www.digikey.com/"><text:span text:style-name="T19">http://www.digikey.com</text:span></text:a><text:span text:style-name="T19"> </text:span><text:span text:style-name="T57">(último acceso 28-04-2014)</text:span><text:bookmark-end text:name="__RefHeading__1307_979383236"/></text:h>
        </text:list-item>
      </text:list>
      <text:h text:style-name="P84" text:outline-level="1"/>
      <text:h text:style-name="P108" text:outline-level="1"><text:bookmark-start text:name="__RefHeading__1309_979383236"/>Glosario<text:bookmark-end text:name="__RefHeading__1309_979383236"/></text:h>
      <text:p text:style-name="P53">Flash: </text:p>
      <text:p text:style-name="P53">SRAM: </text:p>
      <text:p text:style-name="P53">EEPROM: </text:p>
      <text:p text:style-name="P53">Conversión analógica digital: </text:p>
      <text:p text:style-name="P53">MIPS: </text:p>
      <text:p text:style-name="P54">IDE: </text:p>
      <text:p text:style-name="P54">RISC:</text:p>
      <text:p text:style-name="P54">CISC:</text:p>
      <text:p text:style-name="P55">Microprocesador:</text:p>
      <text:p text:style-name="P55">Microcontrolador:</text:p>
      <text:p text:style-name="P55">Procesador:</text:p>
      <text:p text:style-name="P55">CPU:</text:p>
      <text:p text:style-name="P54"/>
      <text:h text:style-name="P10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8T21:44:06</dc:date>
    <meta:editing-duration>PT6H51M45S</meta:editing-duration>
    <meta:editing-cycles>68</meta:editing-cycles>
    <meta:generator>LibreOffice/4.0.2.2$Linux_X86_64 LibreOffice_project/400m0$Build-2</meta:generator>
    <meta:document-statistic meta:table-count="13" meta:image-count="0" meta:object-count="0" meta:page-count="15" meta:paragraph-count="272" meta:word-count="1860" meta:character-count="13652" meta:non-whitespace-character-count="12010"/>
  </office:meta>
</office:document-meta>
</file>